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1.863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36"/>
    <style:style style:name="ce3" style:family="table-cell" style:parent-style-name="Default" style:data-style-name="N106"/>
    <style:style style:name="ce4" style:family="table-cell" style:parent-style-name="Default">
      <style:text-properties fo:color="#0000ff" fo:font-weight="bold"/>
    </style:style>
    <style:style style:name="ce5" style:family="table-cell" style:parent-style-name="Default">
      <style:text-properties fo:color="#0000ff"/>
    </style:style>
  </office:automatic-styles>
  <office:body>
    <office:spreadsheet>
      <table:table table:name="Umsatzlis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6" table:number-columns-repeated="247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Salesman</text:p>
          </table:table-cell>
          <table:table-cell table:style-name="ce1" office:value-type="string">
            <text:p>Product</text:p>
          </table:table-cell>
          <table:table-cell table:style-name="ce1" office:value-type="string">
            <text:p>Sales</text:p>
          </table:table-cell>
          <table:table-cell table:style-name="ce4" office:value-type="string">
            <text:p>CheckOrder</text:p>
          </table:table-cell>
          <table:table-cell/>
          <table:table-cell table:style-name="ce1" table:number-columns-repeated="246"/>
        </table:table-row>
        <table:table-row table:style-name="ro1">
          <table:table-cell table:style-name="ce2" office:value-type="date" office:date-value="2006-12-24">
            <text:p>24.12.2006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4991.72">
            <text:p>14.991,72 €</text:p>
          </table:table-cell>
          <table:table-cell office:value-type="float" office:value="206">
            <text:p>20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5-01">
            <text:p>01.05.2006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311.64">
            <text:p>3.311,64 €</text:p>
          </table:table-cell>
          <table:table-cell office:value-type="float" office:value="424">
            <text:p>42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16">
            <text:p>16.07.2007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36396.59">
            <text:p>36.396,59 €</text:p>
          </table:table-cell>
          <table:table-cell office:value-type="float" office:value="453">
            <text:p>45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3-11">
            <text:p>11.03.2006</text:p>
          </table:table-cell>
          <table:table-cell office:value-type="string">
            <text:p>East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9354.22">
            <text:p>9.354,22 €</text:p>
          </table:table-cell>
          <table:table-cell office:value-type="float" office:value="125">
            <text:p>12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17">
            <text:p>17.08.2007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7652.92">
            <text:p>37.652,92 €</text:p>
          </table:table-cell>
          <table:table-cell office:value-type="float" office:value="323">
            <text:p>32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5-25">
            <text:p>25.05.2006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3966.56">
            <text:p>43.966,56 €</text:p>
          </table:table-cell>
          <table:table-cell office:value-type="float" office:value="235">
            <text:p>23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08">
            <text:p>08.04.2007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8072.81">
            <text:p>28.072,81 €</text:p>
          </table:table-cell>
          <table:table-cell office:value-type="float" office:value="489">
            <text:p>48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2-21">
            <text:p>21.12.2006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0068.42">
            <text:p>10.068,42 €</text:p>
          </table:table-cell>
          <table:table-cell office:value-type="float" office:value="216">
            <text:p>21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3-08">
            <text:p>08.03.2006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6635.97">
            <text:p>6.635,97 €</text:p>
          </table:table-cell>
          <table:table-cell office:value-type="float" office:value="251">
            <text:p>25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5-04">
            <text:p>04.05.2007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9598.69">
            <text:p>29.598,69 €</text:p>
          </table:table-cell>
          <table:table-cell office:value-type="float" office:value="340">
            <text:p>34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24">
            <text:p>24.02.2006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7465.2">
            <text:p>27.465,20 €</text:p>
          </table:table-cell>
          <table:table-cell office:value-type="float" office:value="109">
            <text:p>10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1-22">
            <text:p>22.01.2006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3308.7">
            <text:p>43.308,70 €</text:p>
          </table:table-cell>
          <table:table-cell office:value-type="float" office:value="499">
            <text:p>49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08">
            <text:p>08.11.2006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1973.48">
            <text:p>11.973,48 €</text:p>
          </table:table-cell>
          <table:table-cell office:value-type="float" office:value="416">
            <text:p>41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07">
            <text:p>07.03.2007</text:p>
          </table:table-cell>
          <table:table-cell office:value-type="string">
            <text:p>South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48595.96">
            <text:p>48.595,96 €</text:p>
          </table:table-cell>
          <table:table-cell office:value-type="float" office:value="361">
            <text:p>36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26">
            <text:p>26.01.2007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2517.13">
            <text:p>12.517,13 €</text:p>
          </table:table-cell>
          <table:table-cell office:value-type="float" office:value="399">
            <text:p>39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8-11">
            <text:p>11.08.2006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9817.56">
            <text:p>19.817,56 €</text:p>
          </table:table-cell>
          <table:table-cell office:value-type="float" office:value="311">
            <text:p>31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16">
            <text:p>16.07.2007</text:p>
          </table:table-cell>
          <table:table-cell office:value-type="string">
            <text:p>East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4262.29">
            <text:p>14.262,29 €</text:p>
          </table:table-cell>
          <table:table-cell office:value-type="float" office:value="126">
            <text:p>12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21">
            <text:p>21.09.2006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17933.83">
            <text:p>17.933,83 €</text:p>
          </table:table-cell>
          <table:table-cell office:value-type="float" office:value="482">
            <text:p>48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28">
            <text:p>28.07.2007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2643.52">
            <text:p>12.643,52 €</text:p>
          </table:table-cell>
          <table:table-cell office:value-type="float" office:value="186">
            <text:p>18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7-12">
            <text:p>12.07.2006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36265.62">
            <text:p>36.265,62 €</text:p>
          </table:table-cell>
          <table:table-cell office:value-type="float" office:value="281">
            <text:p>28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13">
            <text:p>13.02.2007</text:p>
          </table:table-cell>
          <table:table-cell office:value-type="string">
            <text:p>West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2017.34">
            <text:p>42.017,34 €</text:p>
          </table:table-cell>
          <table:table-cell office:value-type="float" office:value="440">
            <text:p>44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3-13">
            <text:p>13.03.2006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9237.37">
            <text:p>19.237,37 €</text:p>
          </table:table-cell>
          <table:table-cell office:value-type="float" office:value="12">
            <text:p>1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8-28">
            <text:p>28.08.2006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5006.55">
            <text:p>5.006,55 €</text:p>
          </table:table-cell>
          <table:table-cell office:value-type="float" office:value="149">
            <text:p>14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08">
            <text:p>08.02.2007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8987.62">
            <text:p>18.987,62 €</text:p>
          </table:table-cell>
          <table:table-cell office:value-type="float" office:value="464">
            <text:p>46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9-09">
            <text:p>09.09.2007</text:p>
          </table:table-cell>
          <table:table-cell office:value-type="string">
            <text:p>North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9197.77">
            <text:p>19.197,77 €</text:p>
          </table:table-cell>
          <table:table-cell office:value-type="float" office:value="166">
            <text:p>16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22">
            <text:p>22.09.2006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8993.42">
            <text:p>48.993,42 €</text:p>
          </table:table-cell>
          <table:table-cell office:value-type="float" office:value="268">
            <text:p>26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05">
            <text:p>05.08.2007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1419.58">
            <text:p>21.419,58 €</text:p>
          </table:table-cell>
          <table:table-cell office:value-type="float" office:value="49">
            <text:p>4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07">
            <text:p>07.06.2007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33283.93">
            <text:p>33.283,93 €</text:p>
          </table:table-cell>
          <table:table-cell office:value-type="float" office:value="60">
            <text:p>6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11">
            <text:p>11.02.2007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41144.76">
            <text:p>41.144,76 €</text:p>
          </table:table-cell>
          <table:table-cell office:value-type="float" office:value="201">
            <text:p>20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29">
            <text:p>29.06.2007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20309.44">
            <text:p>20.309,44 €</text:p>
          </table:table-cell>
          <table:table-cell office:value-type="float" office:value="58">
            <text:p>5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04">
            <text:p>04.06.2007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9502.04">
            <text:p>49.502,04 €</text:p>
          </table:table-cell>
          <table:table-cell office:value-type="float" office:value="160">
            <text:p>16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15">
            <text:p>15.04.2007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2332.87">
            <text:p>12.332,87 €</text:p>
          </table:table-cell>
          <table:table-cell office:value-type="float" office:value="74">
            <text:p>7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08">
            <text:p>08.04.2006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46371.11">
            <text:p>46.371,11 €</text:p>
          </table:table-cell>
          <table:table-cell office:value-type="float" office:value="283">
            <text:p>28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02">
            <text:p>02.02.2006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0253.5">
            <text:p>30.253,50 €</text:p>
          </table:table-cell>
          <table:table-cell office:value-type="float" office:value="263">
            <text:p>26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8-08">
            <text:p>08.08.2006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5289.49">
            <text:p>35.289,49 €</text:p>
          </table:table-cell>
          <table:table-cell office:value-type="float" office:value="314">
            <text:p>31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05">
            <text:p>05.04.2007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0041.83">
            <text:p>30.041,83 €</text:p>
          </table:table-cell>
          <table:table-cell office:value-type="float" office:value="65">
            <text:p>6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07">
            <text:p>07.03.2007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248.7">
            <text:p>2.248,70 €</text:p>
          </table:table-cell>
          <table:table-cell office:value-type="float" office:value="148">
            <text:p>14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2-03">
            <text:p>03.12.2006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3565.65">
            <text:p>33.565,65 €</text:p>
          </table:table-cell>
          <table:table-cell office:value-type="float" office:value="195">
            <text:p>19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27">
            <text:p>27.09.2006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0050.56">
            <text:p>20.050,56 €</text:p>
          </table:table-cell>
          <table:table-cell office:value-type="float" office:value="231">
            <text:p>23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04">
            <text:p>04.02.2006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1587.09">
            <text:p>21.587,09 €</text:p>
          </table:table-cell>
          <table:table-cell office:value-type="float" office:value="390">
            <text:p>39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06">
            <text:p>06.03.2007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135.52">
            <text:p>1.135,52 €</text:p>
          </table:table-cell>
          <table:table-cell office:value-type="float" office:value="143">
            <text:p>14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04">
            <text:p>04.09.2006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34560.06">
            <text:p>34.560,06 €</text:p>
          </table:table-cell>
          <table:table-cell office:value-type="float" office:value="451">
            <text:p>45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20">
            <text:p>20.03.2007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19911.98">
            <text:p>19.911,98 €</text:p>
          </table:table-cell>
          <table:table-cell office:value-type="float" office:value="380">
            <text:p>38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0-05">
            <text:p>05.10.2006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6047.45">
            <text:p>26.047,45 €</text:p>
          </table:table-cell>
          <table:table-cell office:value-type="float" office:value="13">
            <text:p>1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11">
            <text:p>11.03.2007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7712.31">
            <text:p>37.712,31 €</text:p>
          </table:table-cell>
          <table:table-cell office:value-type="float" office:value="146">
            <text:p>14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07">
            <text:p>07.03.2007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7817.39">
            <text:p>37.817,39 €</text:p>
          </table:table-cell>
          <table:table-cell office:value-type="float" office:value="267">
            <text:p>26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08">
            <text:p>08.01.2007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0312.89">
            <text:p>30.312,89 €</text:p>
          </table:table-cell>
          <table:table-cell office:value-type="float" office:value="264">
            <text:p>26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22">
            <text:p>22.09.2006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589.29">
            <text:p>4.589,29 €</text:p>
          </table:table-cell>
          <table:table-cell office:value-type="float" office:value="239">
            <text:p>23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16">
            <text:p>16.02.2006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1740.49">
            <text:p>11.740,49 €</text:p>
          </table:table-cell>
          <table:table-cell office:value-type="float" office:value="48">
            <text:p>4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11">
            <text:p>11.03.2007</text:p>
          </table:table-cell>
          <table:table-cell office:value-type="string">
            <text:p>South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1197.25">
            <text:p>21.197,25 €</text:p>
          </table:table-cell>
          <table:table-cell office:value-type="float" office:value="365">
            <text:p>36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21">
            <text:p>21.11.2006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3421.69">
            <text:p>13.421,69 €</text:p>
          </table:table-cell>
          <table:table-cell office:value-type="float" office:value="217">
            <text:p>21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01">
            <text:p>01.09.2006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9240.01">
            <text:p>9.240,01 €</text:p>
          </table:table-cell>
          <table:table-cell office:value-type="float" office:value="94">
            <text:p>9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6-12">
            <text:p>12.06.2006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26412.93">
            <text:p>26.412,93 €</text:p>
          </table:table-cell>
          <table:table-cell office:value-type="float" office:value="137">
            <text:p>13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9-10">
            <text:p>10.09.2007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0044.47">
            <text:p>20.044,47 €</text:p>
          </table:table-cell>
          <table:table-cell office:value-type="float" office:value="389">
            <text:p>38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06">
            <text:p>06.08.2007</text:p>
          </table:table-cell>
          <table:table-cell office:value-type="string">
            <text:p>West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1031.97">
            <text:p>1.031,97 €</text:p>
          </table:table-cell>
          <table:table-cell office:value-type="float" office:value="432">
            <text:p>43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27">
            <text:p>27.02.2006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5161.87">
            <text:p>5.161,87 €</text:p>
          </table:table-cell>
          <table:table-cell office:value-type="float" office:value="92">
            <text:p>9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5-06">
            <text:p>06.05.2006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9548.43">
            <text:p>29.548,43 €</text:p>
          </table:table-cell>
          <table:table-cell office:value-type="float" office:value="78">
            <text:p>7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23">
            <text:p>23.09.2006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7246.33">
            <text:p>37.246,33 €</text:p>
          </table:table-cell>
          <table:table-cell office:value-type="float" office:value="23">
            <text:p>2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6-22">
            <text:p>22.06.2006</text:p>
          </table:table-cell>
          <table:table-cell office:value-type="string">
            <text:p>West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1354.1">
            <text:p>21.354,10 €</text:p>
          </table:table-cell>
          <table:table-cell office:value-type="float" office:value="439">
            <text:p>43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6-30">
            <text:p>30.06.2006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1683.03">
            <text:p>21.683,03 €</text:p>
          </table:table-cell>
          <table:table-cell office:value-type="float" office:value="292">
            <text:p>29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25">
            <text:p>25.03.2007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15450.1">
            <text:p>15.450,10 €</text:p>
          </table:table-cell>
          <table:table-cell office:value-type="float" office:value="57">
            <text:p>5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06">
            <text:p>06.02.2006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7694.74">
            <text:p>17.694,74 €</text:p>
          </table:table-cell>
          <table:table-cell office:value-type="float" office:value="309">
            <text:p>30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29">
            <text:p>29.03.2007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32135.72">
            <text:p>32.135,72 €</text:p>
          </table:table-cell>
          <table:table-cell office:value-type="float" office:value="302">
            <text:p>30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28">
            <text:p>28.09.2006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4806.76">
            <text:p>34.806,76 €</text:p>
          </table:table-cell>
          <table:table-cell office:value-type="float" office:value="79">
            <text:p>7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7-13">
            <text:p>13.07.2006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4295.09">
            <text:p>34.295,09 €</text:p>
          </table:table-cell>
          <table:table-cell office:value-type="float" office:value="111">
            <text:p>11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9-11">
            <text:p>11.09.2007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022.83">
            <text:p>1.022,83 €</text:p>
          </table:table-cell>
          <table:table-cell office:value-type="float" office:value="202">
            <text:p>20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29">
            <text:p>29.09.2006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7623.17">
            <text:p>17.623,17 €</text:p>
          </table:table-cell>
          <table:table-cell office:value-type="float" office:value="387">
            <text:p>38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3-06">
            <text:p>06.03.2006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6935.97">
            <text:p>6.935,97 €</text:p>
          </table:table-cell>
          <table:table-cell office:value-type="float" office:value="346">
            <text:p>34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5-25">
            <text:p>25.05.2006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9315.44">
            <text:p>29.315,44 €</text:p>
          </table:table-cell>
          <table:table-cell office:value-type="float" office:value="313">
            <text:p>31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1-31">
            <text:p>31.01.2006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2465.05">
            <text:p>42.465,05 €</text:p>
          </table:table-cell>
          <table:table-cell office:value-type="float" office:value="475">
            <text:p>47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2-09">
            <text:p>09.12.2006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32588">
            <text:p>32.588,00 €</text:p>
          </table:table-cell>
          <table:table-cell office:value-type="float" office:value="381">
            <text:p>38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23">
            <text:p>23.02.2006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35463.09">
            <text:p>35.463,09 €</text:p>
          </table:table-cell>
          <table:table-cell office:value-type="float" office:value="303">
            <text:p>30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7-10">
            <text:p>10.07.2006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5969.08">
            <text:p>45.969,08 €</text:p>
          </table:table-cell>
          <table:table-cell office:value-type="float" office:value="289">
            <text:p>28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20">
            <text:p>20.07.2007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5705.93">
            <text:p>15.705,93 €</text:p>
          </table:table-cell>
          <table:table-cell office:value-type="float" office:value="40">
            <text:p>4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2-01">
            <text:p>01.12.2006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641.1">
            <text:p>1.641,10 €</text:p>
          </table:table-cell>
          <table:table-cell office:value-type="float" office:value="284">
            <text:p>28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28">
            <text:p>28.01.2007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37920.94">
            <text:p>37.920,94 €</text:p>
          </table:table-cell>
          <table:table-cell office:value-type="float" office:value="413">
            <text:p>41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5-21">
            <text:p>21.05.2006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5009.29">
            <text:p>35.009,29 €</text:p>
          </table:table-cell>
          <table:table-cell office:value-type="float" office:value="233">
            <text:p>23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14">
            <text:p>14.01.2007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5280.35">
            <text:p>35.280,35 €</text:p>
          </table:table-cell>
          <table:table-cell office:value-type="float" office:value="465">
            <text:p>46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20">
            <text:p>20.08.2007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5163.4">
            <text:p>5.163,40 €</text:p>
          </table:table-cell>
          <table:table-cell office:value-type="float" office:value="269">
            <text:p>26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22">
            <text:p>22.08.2007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3176.92">
            <text:p>23.176,92 €</text:p>
          </table:table-cell>
          <table:table-cell office:value-type="float" office:value="192">
            <text:p>19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3-08">
            <text:p>08.03.2006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3144.24">
            <text:p>43.144,24 €</text:p>
          </table:table-cell>
          <table:table-cell office:value-type="float" office:value="356">
            <text:p>35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5-24">
            <text:p>24.05.2007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5561.26">
            <text:p>15.561,26 €</text:p>
          </table:table-cell>
          <table:table-cell office:value-type="float" office:value="426">
            <text:p>42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08">
            <text:p>08.11.2006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1755.72">
            <text:p>11.755,72 €</text:p>
          </table:table-cell>
          <table:table-cell office:value-type="float" office:value="73">
            <text:p>7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20">
            <text:p>20.01.2007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7069.27">
            <text:p>27.069,27 €</text:p>
          </table:table-cell>
          <table:table-cell office:value-type="float" office:value="64">
            <text:p>6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17">
            <text:p>17.03.2007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13178.04">
            <text:p>13.178,04 €</text:p>
          </table:table-cell>
          <table:table-cell office:value-type="float" office:value="176">
            <text:p>17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03">
            <text:p>03.02.2007</text:p>
          </table:table-cell>
          <table:table-cell office:value-type="string">
            <text:p>East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148.2">
            <text:p>2.148,20 €</text:p>
          </table:table-cell>
          <table:table-cell office:value-type="float" office:value="129">
            <text:p>12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6-07">
            <text:p>07.06.2006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8064.08">
            <text:p>38.064,08 €</text:p>
          </table:table-cell>
          <table:table-cell office:value-type="float" office:value="24">
            <text:p>2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2-30">
            <text:p>30.12.2006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3435.4">
            <text:p>13.435,40 €</text:p>
          </table:table-cell>
          <table:table-cell office:value-type="float" office:value="417">
            <text:p>41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01">
            <text:p>01.04.2006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7246.33">
            <text:p>37.246,33 €</text:p>
          </table:table-cell>
          <table:table-cell office:value-type="float" office:value="247">
            <text:p>24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31">
            <text:p>31.08.2007</text:p>
          </table:table-cell>
          <table:table-cell office:value-type="string">
            <text:p>West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2137.65">
            <text:p>42.137,65 €</text:p>
          </table:table-cell>
          <table:table-cell office:value-type="float" office:value="441">
            <text:p>44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1-08">
            <text:p>08.01.2006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45148.28">
            <text:p>45.148,28 €</text:p>
          </table:table-cell>
          <table:table-cell office:value-type="float" office:value="38">
            <text:p>3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28">
            <text:p>28.02.2007</text:p>
          </table:table-cell>
          <table:table-cell office:value-type="string">
            <text:p>North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16564.81">
            <text:p>16.564,81 €</text:p>
          </table:table-cell>
          <table:table-cell office:value-type="float" office:value="162">
            <text:p>16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07">
            <text:p>07.06.2007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35508.78">
            <text:p>35.508,78 €</text:p>
          </table:table-cell>
          <table:table-cell office:value-type="float" office:value="226">
            <text:p>22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15">
            <text:p>15.03.2007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1512.88">
            <text:p>31.512,88 €</text:p>
          </table:table-cell>
          <table:table-cell office:value-type="float" office:value="491">
            <text:p>49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08">
            <text:p>08.01.2007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381.69">
            <text:p>3.381,69 €</text:p>
          </table:table-cell>
          <table:table-cell office:value-type="float" office:value="238">
            <text:p>23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08">
            <text:p>08.09.2006</text:p>
          </table:table-cell>
          <table:table-cell office:value-type="string">
            <text:p>East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7606.83">
            <text:p>27.606,83 €</text:p>
          </table:table-cell>
          <table:table-cell office:value-type="float" office:value="132">
            <text:p>13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31">
            <text:p>31.08.2007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3352.75">
            <text:p>3.352,75 €</text:p>
          </table:table-cell>
          <table:table-cell office:value-type="float" office:value="53">
            <text:p>5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8-30">
            <text:p>30.08.2006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758.85">
            <text:p>2.758,85 €</text:p>
          </table:table-cell>
          <table:table-cell office:value-type="float" office:value="316">
            <text:p>31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17">
            <text:p>17.02.2006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3848.9">
            <text:p>33.848,90 €</text:p>
          </table:table-cell>
          <table:table-cell office:value-type="float" office:value="196">
            <text:p>19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24">
            <text:p>24.02.2007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770.04">
            <text:p>770,04 €</text:p>
          </table:table-cell>
          <table:table-cell office:value-type="float" office:value="422">
            <text:p>42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02">
            <text:p>02.02.2007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48938.59">
            <text:p>48.938,59 €</text:p>
          </table:table-cell>
          <table:table-cell office:value-type="float" office:value="335">
            <text:p>33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14">
            <text:p>14.08.2007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3386.37">
            <text:p>43.386,37 €</text:p>
          </table:table-cell>
          <table:table-cell office:value-type="float" office:value="325">
            <text:p>32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26">
            <text:p>26.07.2007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0289.23">
            <text:p>10.289,23 €</text:p>
          </table:table-cell>
          <table:table-cell office:value-type="float" office:value="347">
            <text:p>34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20">
            <text:p>20.09.2006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0754.51">
            <text:p>30.754,51 €</text:p>
          </table:table-cell>
          <table:table-cell office:value-type="float" office:value="42">
            <text:p>4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16">
            <text:p>16.08.2007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6837.39">
            <text:p>16.837,39 €</text:p>
          </table:table-cell>
          <table:table-cell office:value-type="float" office:value="219">
            <text:p>21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05">
            <text:p>05.03.2007</text:p>
          </table:table-cell>
          <table:table-cell office:value-type="string">
            <text:p>East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9112.09">
            <text:p>9.112,09 €</text:p>
          </table:table-cell>
          <table:table-cell office:value-type="float" office:value="130">
            <text:p>13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13">
            <text:p>13.01.2007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26607.85">
            <text:p>26.607,85 €</text:p>
          </table:table-cell>
          <table:table-cell office:value-type="float" office:value="256">
            <text:p>25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5-05">
            <text:p>05.05.2007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9335.24">
            <text:p>29.335,24 €</text:p>
          </table:table-cell>
          <table:table-cell office:value-type="float" office:value="287">
            <text:p>28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5-08">
            <text:p>08.05.2007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5422.68">
            <text:p>15.422,68 €</text:p>
          </table:table-cell>
          <table:table-cell office:value-type="float" office:value="350">
            <text:p>35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06">
            <text:p>06.03.2007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8772.91">
            <text:p>18.772,91 €</text:p>
          </table:table-cell>
          <table:table-cell office:value-type="float" office:value="388">
            <text:p>38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30">
            <text:p>30.04.2006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16167.35">
            <text:p>16.167,35 €</text:p>
          </table:table-cell>
          <table:table-cell office:value-type="float" office:value="276">
            <text:p>27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20">
            <text:p>20.01.2007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450.25">
            <text:p>450,25 €</text:p>
          </table:table-cell>
          <table:table-cell office:value-type="float" office:value="26">
            <text:p>2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23">
            <text:p>23.04.2006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46940.64">
            <text:p>46.940,64 €</text:p>
          </table:table-cell>
          <table:table-cell office:value-type="float" office:value="414">
            <text:p>41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11">
            <text:p>11.09.2006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48405.6">
            <text:p>48.405,60 €</text:p>
          </table:table-cell>
          <table:table-cell office:value-type="float" office:value="485">
            <text:p>48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23">
            <text:p>23.04.2006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7687.54">
            <text:p>27.687,54 €</text:p>
          </table:table-cell>
          <table:table-cell office:value-type="float" office:value="420">
            <text:p>42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5-06">
            <text:p>06.05.2006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2105.67">
            <text:p>42.105,67 €</text:p>
          </table:table-cell>
          <table:table-cell office:value-type="float" office:value="99">
            <text:p>9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17">
            <text:p>17.11.2006</text:p>
          </table:table-cell>
          <table:table-cell office:value-type="string">
            <text:p>Sou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8026.31">
            <text:p>8.026,31 €</text:p>
          </table:table-cell>
          <table:table-cell office:value-type="float" office:value="369">
            <text:p>36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07">
            <text:p>07.03.2007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0781.11">
            <text:p>10.781,11 €</text:p>
          </table:table-cell>
          <table:table-cell office:value-type="float" office:value="487">
            <text:p>48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24">
            <text:p>24.06.2007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2775.71">
            <text:p>42.775,71 €</text:p>
          </table:table-cell>
          <table:table-cell office:value-type="float" office:value="498">
            <text:p>49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07">
            <text:p>07.08.2007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6764.7">
            <text:p>26.764,70 €</text:p>
          </table:table-cell>
          <table:table-cell office:value-type="float" office:value="488">
            <text:p>48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24">
            <text:p>24.11.2006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6093.84">
            <text:p>6.093,84 €</text:p>
          </table:table-cell>
          <table:table-cell office:value-type="float" office:value="328">
            <text:p>32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3-26">
            <text:p>26.03.2006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5026.04">
            <text:p>35.026,04 €</text:p>
          </table:table-cell>
          <table:table-cell office:value-type="float" office:value="156">
            <text:p>15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1-29">
            <text:p>29.01.2006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1502.63">
            <text:p>41.502,63 €</text:p>
          </table:table-cell>
          <table:table-cell office:value-type="float" office:value="25">
            <text:p>2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07">
            <text:p>07.11.2006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4607.27">
            <text:p>34.607,27 €</text:p>
          </table:table-cell>
          <table:table-cell office:value-type="float" office:value="155">
            <text:p>15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04">
            <text:p>04.03.2007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3863.31">
            <text:p>13.863,31 €</text:p>
          </table:table-cell>
          <table:table-cell office:value-type="float" office:value="205">
            <text:p>20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23">
            <text:p>23.08.2007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7215.87">
            <text:p>37.215,87 €</text:p>
          </table:table-cell>
          <table:table-cell office:value-type="float" office:value="421">
            <text:p>42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3-07">
            <text:p>07.03.2006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9360.42">
            <text:p>49.360,42 €</text:p>
          </table:table-cell>
          <table:table-cell office:value-type="float" office:value="469">
            <text:p>46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28">
            <text:p>28.07.2007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4251.33">
            <text:p>44.251,33 €</text:p>
          </table:table-cell>
          <table:table-cell office:value-type="float" office:value="45">
            <text:p>4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2-31">
            <text:p>31.12.2006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5062.89">
            <text:p>5.062,89 €</text:p>
          </table:table-cell>
          <table:table-cell office:value-type="float" office:value="327">
            <text:p>32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3-18">
            <text:p>18.03.2006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3078.75">
            <text:p>43.078,75 €</text:p>
          </table:table-cell>
          <table:table-cell office:value-type="float" office:value="234">
            <text:p>23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1-14">
            <text:p>14.01.2006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3697.73">
            <text:p>23.697,73 €</text:p>
          </table:table-cell>
          <table:table-cell office:value-type="float" office:value="293">
            <text:p>29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0-14">
            <text:p>14.10.2006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5218.22">
            <text:p>5.218,22 €</text:p>
          </table:table-cell>
          <table:table-cell office:value-type="float" office:value="102">
            <text:p>10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18">
            <text:p>18.08.2007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2659.98">
            <text:p>42.659,98 €</text:p>
          </table:table-cell>
          <table:table-cell office:value-type="float" office:value="355">
            <text:p>35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5-15">
            <text:p>15.05.2006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4376.09">
            <text:p>4.376,09 €</text:p>
          </table:table-cell>
          <table:table-cell office:value-type="float" office:value="27">
            <text:p>2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23">
            <text:p>23.01.2007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1594.3">
            <text:p>11.594,30 €</text:p>
          </table:table-cell>
          <table:table-cell office:value-type="float" office:value="462">
            <text:p>46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9-06">
            <text:p>06.09.2007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4214.78">
            <text:p>44.214,78 €</text:p>
          </table:table-cell>
          <table:table-cell office:value-type="float" office:value="236">
            <text:p>23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1-25">
            <text:p>25.01.2006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5549.08">
            <text:p>15.549,08 €</text:p>
          </table:table-cell>
          <table:table-cell office:value-type="float" office:value="402">
            <text:p>40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2-26">
            <text:p>26.12.2006</text:p>
          </table:table-cell>
          <table:table-cell office:value-type="string">
            <text:p>South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1223.13">
            <text:p>21.223,13 €</text:p>
          </table:table-cell>
          <table:table-cell office:value-type="float" office:value="366">
            <text:p>36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22">
            <text:p>22.03.2007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38053.42">
            <text:p>38.053,42 €</text:p>
          </table:table-cell>
          <table:table-cell office:value-type="float" office:value="282">
            <text:p>28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18">
            <text:p>18.04.2007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3341.8">
            <text:p>33.341,80 €</text:p>
          </table:table-cell>
          <table:table-cell office:value-type="float" office:value="391">
            <text:p>39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1-26">
            <text:p>26.01.2006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1973.18">
            <text:p>41.973,18 €</text:p>
          </table:table-cell>
          <table:table-cell office:value-type="float" office:value="197">
            <text:p>19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09">
            <text:p>09.02.2006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11311.05">
            <text:p>11.311,05 €</text:p>
          </table:table-cell>
          <table:table-cell office:value-type="float" office:value="55">
            <text:p>5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03">
            <text:p>03.04.2006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6762.37">
            <text:p>6.762,37 €</text:p>
          </table:table-cell>
          <table:table-cell office:value-type="float" office:value="221">
            <text:p>22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6-06">
            <text:p>06.06.2006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8775.95">
            <text:p>18.775,95 €</text:p>
          </table:table-cell>
          <table:table-cell office:value-type="float" office:value="404">
            <text:p>40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1-18">
            <text:p>18.01.2006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8003.17">
            <text:p>38.003,17 €</text:p>
          </table:table-cell>
          <table:table-cell office:value-type="float" office:value="354">
            <text:p>35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2-03">
            <text:p>03.12.2006</text:p>
          </table:table-cell>
          <table:table-cell office:value-type="string">
            <text:p>Sou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7678.81">
            <text:p>37.678,81 €</text:p>
          </table:table-cell>
          <table:table-cell office:value-type="float" office:value="375">
            <text:p>37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21">
            <text:p>21.03.2007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0438.88">
            <text:p>20.438,88 €</text:p>
          </table:table-cell>
          <table:table-cell office:value-type="float" office:value="495">
            <text:p>49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04">
            <text:p>04.02.2006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39452.9">
            <text:p>39.452,90 €</text:p>
          </table:table-cell>
          <table:table-cell office:value-type="float" office:value="456">
            <text:p>45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6-22">
            <text:p>22.06.2006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8229.26">
            <text:p>18.229,26 €</text:p>
          </table:table-cell>
          <table:table-cell office:value-type="float" office:value="41">
            <text:p>4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31">
            <text:p>31.01.2007</text:p>
          </table:table-cell>
          <table:table-cell office:value-type="string">
            <text:p>West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6599.12">
            <text:p>36.599,12 €</text:p>
          </table:table-cell>
          <table:table-cell office:value-type="float" office:value="446">
            <text:p>44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0-19">
            <text:p>19.10.2006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5774.05">
            <text:p>5.774,05 €</text:p>
          </table:table-cell>
          <table:table-cell office:value-type="float" office:value="28">
            <text:p>2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3-24">
            <text:p>24.03.2006</text:p>
          </table:table-cell>
          <table:table-cell office:value-type="string">
            <text:p>Sou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5901.67">
            <text:p>35.901,67 €</text:p>
          </table:table-cell>
          <table:table-cell office:value-type="float" office:value="373">
            <text:p>37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2-20">
            <text:p>20.12.2006</text:p>
          </table:table-cell>
          <table:table-cell office:value-type="string">
            <text:p>East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6205.83">
            <text:p>26.205,83 €</text:p>
          </table:table-cell>
          <table:table-cell office:value-type="float" office:value="128">
            <text:p>12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01">
            <text:p>01.11.2006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7542.05">
            <text:p>7.542,05 €</text:p>
          </table:table-cell>
          <table:table-cell office:value-type="float" office:value="398">
            <text:p>39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07">
            <text:p>07.02.2006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8000.53">
            <text:p>48.000,53 €</text:p>
          </table:table-cell>
          <table:table-cell office:value-type="float" office:value="52">
            <text:p>5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15">
            <text:p>15.08.2007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25433.75">
            <text:p>25.433,75 €</text:p>
          </table:table-cell>
          <table:table-cell office:value-type="float" office:value="278">
            <text:p>27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9-14">
            <text:p>14.09.2007</text:p>
          </table:table-cell>
          <table:table-cell office:value-type="string">
            <text:p>South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4312.54">
            <text:p>14.312,54 €</text:p>
          </table:table-cell>
          <table:table-cell office:value-type="float" office:value="364">
            <text:p>36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08">
            <text:p>08.08.2007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5579.13">
            <text:p>5.579,13 €</text:p>
          </table:table-cell>
          <table:table-cell office:value-type="float" office:value="275">
            <text:p>27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5-14">
            <text:p>14.05.2006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0722.12">
            <text:p>20.722,12 €</text:p>
          </table:table-cell>
          <table:table-cell office:value-type="float" office:value="96">
            <text:p>9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8-20">
            <text:p>20.08.2006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46253.85">
            <text:p>46.253,85 €</text:p>
          </table:table-cell>
          <table:table-cell office:value-type="float" office:value="90">
            <text:p>9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11">
            <text:p>11.04.2006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7656.67">
            <text:p>17.656,67 €</text:p>
          </table:table-cell>
          <table:table-cell office:value-type="float" office:value="261">
            <text:p>26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0-08">
            <text:p>08.10.2006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67">
            <text:p>167,00 €</text:p>
          </table:table-cell>
          <table:table-cell office:value-type="float" office:value="336">
            <text:p>33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5-11">
            <text:p>11.05.2007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5786.64">
            <text:p>15.786,64 €</text:p>
          </table:table-cell>
          <table:table-cell office:value-type="float" office:value="318">
            <text:p>31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5-04">
            <text:p>04.05.2006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46706.13">
            <text:p>46.706,13 €</text:p>
          </table:table-cell>
          <table:table-cell office:value-type="float" office:value="141">
            <text:p>14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6-10">
            <text:p>10.06.2006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3483.83">
            <text:p>43.483,83 €</text:p>
          </table:table-cell>
          <table:table-cell office:value-type="float" office:value="343">
            <text:p>34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30">
            <text:p>30.06.2007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38498.09">
            <text:p>38.498,09 €</text:p>
          </table:table-cell>
          <table:table-cell office:value-type="float" office:value="34">
            <text:p>3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10">
            <text:p>10.02.2006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9177.57">
            <text:p>9.177,57 €</text:p>
          </table:table-cell>
          <table:table-cell office:value-type="float" office:value="337">
            <text:p>33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06">
            <text:p>06.06.2007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20598.78">
            <text:p>20.598,78 €</text:p>
          </table:table-cell>
          <table:table-cell office:value-type="float" office:value="3">
            <text:p>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13">
            <text:p>13.02.2007</text:p>
          </table:table-cell>
          <table:table-cell office:value-type="string">
            <text:p>North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0723.65">
            <text:p>20.723,65 €</text:p>
          </table:table-cell>
          <table:table-cell office:value-type="float" office:value="168">
            <text:p>16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5-15">
            <text:p>15.05.2007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28852.5">
            <text:p>28.852,50 €</text:p>
          </table:table-cell>
          <table:table-cell office:value-type="float" office:value="139">
            <text:p>13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29">
            <text:p>29.09.2006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8201.84">
            <text:p>18.201,84 €</text:p>
          </table:table-cell>
          <table:table-cell office:value-type="float" office:value="418">
            <text:p>41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1-28">
            <text:p>28.01.2006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15938.92">
            <text:p>15.938,92 €</text:p>
          </table:table-cell>
          <table:table-cell office:value-type="float" office:value="449">
            <text:p>44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27">
            <text:p>27.04.2007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9542.34">
            <text:p>29.542,34 €</text:p>
          </table:table-cell>
          <table:table-cell office:value-type="float" office:value="490">
            <text:p>49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04">
            <text:p>04.06.2007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1229.63">
            <text:p>31.229,63 €</text:p>
          </table:table-cell>
          <table:table-cell office:value-type="float" office:value="194">
            <text:p>19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25">
            <text:p>25.07.2007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4218.94">
            <text:p>34.218,94 €</text:p>
          </table:table-cell>
          <table:table-cell office:value-type="float" office:value="232">
            <text:p>23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04">
            <text:p>04.07.2007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18616.05">
            <text:p>18.616,05 €</text:p>
          </table:table-cell>
          <table:table-cell office:value-type="float" office:value="483">
            <text:p>48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12">
            <text:p>12.08.2007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7817.68">
            <text:p>7.817,68 €</text:p>
          </table:table-cell>
          <table:table-cell office:value-type="float" office:value="480">
            <text:p>48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10">
            <text:p>10.02.2007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1402.83">
            <text:p>21.402,83 €</text:p>
          </table:table-cell>
          <table:table-cell office:value-type="float" office:value="107">
            <text:p>10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27">
            <text:p>27.08.2007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38120.43">
            <text:p>38.120,43 €</text:p>
          </table:table-cell>
          <table:table-cell office:value-type="float" office:value="333">
            <text:p>33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03">
            <text:p>03.04.2007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6955.47">
            <text:p>36.955,47 €</text:p>
          </table:table-cell>
          <table:table-cell office:value-type="float" office:value="315">
            <text:p>31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26">
            <text:p>26.01.2007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2720.78">
            <text:p>2.720,78 €</text:p>
          </table:table-cell>
          <table:table-cell office:value-type="float" office:value="447">
            <text:p>44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07">
            <text:p>07.07.2007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15680.04">
            <text:p>15.680,04 €</text:p>
          </table:table-cell>
          <table:table-cell office:value-type="float" office:value="225">
            <text:p>22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3-13">
            <text:p>13.03.2006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1500.7">
            <text:p>31.500,70 €</text:p>
          </table:table-cell>
          <table:table-cell office:value-type="float" office:value="66">
            <text:p>6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8-25">
            <text:p>25.08.2006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39398.08">
            <text:p>39.398,08 €</text:p>
          </table:table-cell>
          <table:table-cell office:value-type="float" office:value="140">
            <text:p>14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1-25">
            <text:p>25.01.2006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4607.97">
            <text:p>14.607,97 €</text:p>
          </table:table-cell>
          <table:table-cell office:value-type="float" office:value="400">
            <text:p>40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07">
            <text:p>07.08.2007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1489.63">
            <text:p>21.489,63 €</text:p>
          </table:table-cell>
          <table:table-cell office:value-type="float" office:value="319">
            <text:p>31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2-03">
            <text:p>03.12.2006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1411.26">
            <text:p>41.411,26 €</text:p>
          </table:table-cell>
          <table:table-cell office:value-type="float" office:value="147">
            <text:p>14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07">
            <text:p>07.06.2007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21317.55">
            <text:p>21.317,55 €</text:p>
          </table:table-cell>
          <table:table-cell office:value-type="float" office:value="254">
            <text:p>25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02">
            <text:p>02.11.2006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2417.74">
            <text:p>2.417,74 €</text:p>
          </table:table-cell>
          <table:table-cell office:value-type="float" office:value="479">
            <text:p>47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03">
            <text:p>03.02.2007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496.93">
            <text:p>2.496,93 €</text:p>
          </table:table-cell>
          <table:table-cell office:value-type="float" office:value="71">
            <text:p>7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3-24">
            <text:p>24.03.2006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1656.03">
            <text:p>31.656,03 €</text:p>
          </table:table-cell>
          <table:table-cell office:value-type="float" office:value="67">
            <text:p>6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8-15">
            <text:p>15.08.2006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2929.41">
            <text:p>2.929,41 €</text:p>
          </table:table-cell>
          <table:table-cell office:value-type="float" office:value="198">
            <text:p>19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6-07">
            <text:p>07.06.2006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45871.62">
            <text:p>45.871,62 €</text:p>
          </table:table-cell>
          <table:table-cell office:value-type="float" office:value="458">
            <text:p>45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9-23">
            <text:p>23.09.2007</text:p>
          </table:table-cell>
          <table:table-cell office:value-type="string">
            <text:p>South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1983.03">
            <text:p>21.983,03 €</text:p>
          </table:table-cell>
          <table:table-cell office:value-type="float" office:value="367">
            <text:p>36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07">
            <text:p>07.02.2007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7816.98">
            <text:p>27.816,98 €</text:p>
          </table:table-cell>
          <table:table-cell office:value-type="float" office:value="322">
            <text:p>32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6-18">
            <text:p>18.06.2006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4703.2">
            <text:p>34.703,20 €</text:p>
          </table:table-cell>
          <table:table-cell office:value-type="float" office:value="393">
            <text:p>39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01">
            <text:p>01.04.2007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6072.23">
            <text:p>36.072,23 €</text:p>
          </table:table-cell>
          <table:table-cell office:value-type="float" office:value="44">
            <text:p>4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05">
            <text:p>05.04.2007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645.63">
            <text:p>4.645,63 €</text:p>
          </table:table-cell>
          <table:table-cell office:value-type="float" office:value="46">
            <text:p>4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19">
            <text:p>19.08.2007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9647.82">
            <text:p>39.647,82 €</text:p>
          </table:table-cell>
          <table:table-cell office:value-type="float" office:value="248">
            <text:p>24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5-15">
            <text:p>15.05.2006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12252.16">
            <text:p>12.252,16 €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6-23">
            <text:p>23.06.2006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37491.5">
            <text:p>37.491,50 €</text:p>
          </table:table-cell>
          <table:table-cell office:value-type="float" office:value="179">
            <text:p>17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9-04">
            <text:p>04.09.2007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29091.58">
            <text:p>29.091,58 €</text:p>
          </table:table-cell>
          <table:table-cell office:value-type="float" office:value="280">
            <text:p>28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3-29">
            <text:p>29.03.2006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8166.11">
            <text:p>38.166,11 €</text:p>
          </table:table-cell>
          <table:table-cell office:value-type="float" office:value="158">
            <text:p>15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18">
            <text:p>18.06.2007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5771.82">
            <text:p>25.771,82 €</text:p>
          </table:table-cell>
          <table:table-cell office:value-type="float" office:value="20">
            <text:p>2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10">
            <text:p>10.03.2007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44269.61">
            <text:p>44.269,61 €</text:p>
          </table:table-cell>
          <table:table-cell office:value-type="float" office:value="37">
            <text:p>3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25">
            <text:p>25.07.2007</text:p>
          </table:table-cell>
          <table:table-cell office:value-type="string">
            <text:p>North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2282.32">
            <text:p>42.282,32 €</text:p>
          </table:table-cell>
          <table:table-cell office:value-type="float" office:value="170">
            <text:p>17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5-26">
            <text:p>26.05.2007</text:p>
          </table:table-cell>
          <table:table-cell office:value-type="string">
            <text:p>West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20143.45">
            <text:p>20.143,45 €</text:p>
          </table:table-cell>
          <table:table-cell office:value-type="float" office:value="434">
            <text:p>43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18">
            <text:p>18.01.2007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48032.51">
            <text:p>48.032,51 €</text:p>
          </table:table-cell>
          <table:table-cell office:value-type="float" office:value="9">
            <text:p>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25">
            <text:p>25.02.2007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24277.93">
            <text:p>24.277,93 €</text:p>
          </table:table-cell>
          <table:table-cell office:value-type="float" office:value="87">
            <text:p>8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04">
            <text:p>04.01.2007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7973.01">
            <text:p>7.973,01 €</text:p>
          </table:table-cell>
          <table:table-cell office:value-type="float" office:value="215">
            <text:p>21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26">
            <text:p>26.01.2007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8127.23">
            <text:p>18.127,23 €</text:p>
          </table:table-cell>
          <table:table-cell office:value-type="float" office:value="152">
            <text:p>15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06">
            <text:p>06.09.2006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5309.29">
            <text:p>35.309,29 €</text:p>
          </table:table-cell>
          <table:table-cell office:value-type="float" office:value="430">
            <text:p>43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20">
            <text:p>20.04.2006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1791.15">
            <text:p>21.791,15 €</text:p>
          </table:table-cell>
          <table:table-cell office:value-type="float" office:value="428">
            <text:p>42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09">
            <text:p>09.04.2007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29125.09">
            <text:p>29.125,09 €</text:p>
          </table:table-cell>
          <table:table-cell office:value-type="float" office:value="301">
            <text:p>30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3-20">
            <text:p>20.03.2006</text:p>
          </table:table-cell>
          <table:table-cell office:value-type="string">
            <text:p>Sou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8831.59">
            <text:p>38.831,59 €</text:p>
          </table:table-cell>
          <table:table-cell office:value-type="float" office:value="376">
            <text:p>37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9-01">
            <text:p>01.09.2007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3601.08">
            <text:p>43.601,08 €</text:p>
          </table:table-cell>
          <table:table-cell office:value-type="float" office:value="344">
            <text:p>34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6-23">
            <text:p>23.06.2006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4632.34">
            <text:p>14.632,34 €</text:p>
          </table:table-cell>
          <table:table-cell office:value-type="float" office:value="242">
            <text:p>24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5-11">
            <text:p>11.05.2007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9241.53">
            <text:p>9.241,53 €</text:p>
          </table:table-cell>
          <table:table-cell office:value-type="float" office:value="84">
            <text:p>8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25">
            <text:p>25.03.2007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37483.89">
            <text:p>37.483,89 €</text:p>
          </table:table-cell>
          <table:table-cell office:value-type="float" office:value="227">
            <text:p>22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23">
            <text:p>23.02.2007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7377.29">
            <text:p>37.377,29 €</text:p>
          </table:table-cell>
          <table:table-cell office:value-type="float" office:value="466">
            <text:p>46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9-05">
            <text:p>05.09.2007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5096.5">
            <text:p>45.096,50 €</text:p>
          </table:table-cell>
          <table:table-cell office:value-type="float" office:value="288">
            <text:p>28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9-17">
            <text:p>17.09.2007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39288.44">
            <text:p>39.288,44 €</text:p>
          </table:table-cell>
          <table:table-cell office:value-type="float" office:value="7">
            <text:p>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8-25">
            <text:p>25.08.2006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0785.68">
            <text:p>10.785,68 €</text:p>
          </table:table-cell>
          <table:table-cell office:value-type="float" office:value="103">
            <text:p>10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22">
            <text:p>22.01.2007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1083.85">
            <text:p>41.083,85 €</text:p>
          </table:table-cell>
          <table:table-cell office:value-type="float" office:value="295">
            <text:p>29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30">
            <text:p>30.07.2007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21157.65">
            <text:p>21.157,65 €</text:p>
          </table:table-cell>
          <table:table-cell office:value-type="float" office:value="86">
            <text:p>8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12">
            <text:p>12.06.2007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27255.05">
            <text:p>27.255,05 €</text:p>
          </table:table-cell>
          <table:table-cell office:value-type="float" office:value="411">
            <text:p>41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25">
            <text:p>25.02.2007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6674.45">
            <text:p>16.674,45 €</text:p>
          </table:table-cell>
          <table:table-cell office:value-type="float" office:value="77">
            <text:p>7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17">
            <text:p>17.03.2007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1230.34">
            <text:p>11.230,34 €</text:p>
          </table:table-cell>
          <table:table-cell office:value-type="float" office:value="348">
            <text:p>34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01">
            <text:p>01.11.2006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6645.11">
            <text:p>6.645,11 €</text:p>
          </table:table-cell>
          <table:table-cell office:value-type="float" office:value="306">
            <text:p>30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2-29">
            <text:p>29.12.2006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6524.8">
            <text:p>6.524,80 €</text:p>
          </table:table-cell>
          <table:table-cell office:value-type="float" office:value="345">
            <text:p>34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19">
            <text:p>19.04.2006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3949.7">
            <text:p>3.949,70 €</text:p>
          </table:table-cell>
          <table:table-cell office:value-type="float" office:value="274">
            <text:p>27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2-10">
            <text:p>10.12.2006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29422.04">
            <text:p>29.422,04 €</text:p>
          </table:table-cell>
          <table:table-cell office:value-type="float" office:value="5">
            <text:p>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1-04">
            <text:p>04.01.2006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7590.89">
            <text:p>47.590,89 €</text:p>
          </table:table-cell>
          <table:table-cell office:value-type="float" office:value="273">
            <text:p>27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3-23">
            <text:p>23.03.2006</text:p>
          </table:table-cell>
          <table:table-cell office:value-type="string">
            <text:p>West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39299.1">
            <text:p>39.299,10 €</text:p>
          </table:table-cell>
          <table:table-cell office:value-type="float" office:value="435">
            <text:p>43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9-14">
            <text:p>14.09.2007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8439">
            <text:p>8.439,00 €</text:p>
          </table:table-cell>
          <table:table-cell office:value-type="float" office:value="459">
            <text:p>45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23">
            <text:p>23.08.2007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4431.03">
            <text:p>44.431,03 €</text:p>
          </table:table-cell>
          <table:table-cell office:value-type="float" office:value="326">
            <text:p>32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24">
            <text:p>24.01.2007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152.24">
            <text:p>4.152,24 €</text:p>
          </table:table-cell>
          <table:table-cell office:value-type="float" office:value="39">
            <text:p>3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17">
            <text:p>17.04.2006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550.72">
            <text:p>3.550,72 €</text:p>
          </table:table-cell>
          <table:table-cell office:value-type="float" office:value="10">
            <text:p>1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23">
            <text:p>23.11.2006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9872.09">
            <text:p>49.872,09 €</text:p>
          </table:table-cell>
          <table:table-cell office:value-type="float" office:value="492">
            <text:p>49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5-06">
            <text:p>06.05.2007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13182.61">
            <text:p>13.182,61 €</text:p>
          </table:table-cell>
          <table:table-cell office:value-type="float" office:value="299">
            <text:p>29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2-29">
            <text:p>29.12.2006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2085.46">
            <text:p>32.085,46 €</text:p>
          </table:table-cell>
          <table:table-cell office:value-type="float" office:value="208">
            <text:p>20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28">
            <text:p>28.01.2007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6053.54">
            <text:p>26.053,54 €</text:p>
          </table:table-cell>
          <table:table-cell office:value-type="float" office:value="321">
            <text:p>32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09">
            <text:p>09.04.2006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6634.15">
            <text:p>36.634,15 €</text:p>
          </table:table-cell>
          <table:table-cell office:value-type="float" office:value="266">
            <text:p>26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16">
            <text:p>16.08.2007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18055.65">
            <text:p>18.055,65 €</text:p>
          </table:table-cell>
          <table:table-cell office:value-type="float" office:value="331">
            <text:p>33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03">
            <text:p>03.02.2007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7493.02">
            <text:p>37.493,02 €</text:p>
          </table:table-cell>
          <table:table-cell office:value-type="float" office:value="474">
            <text:p>47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26">
            <text:p>26.09.2006</text:p>
          </table:table-cell>
          <table:table-cell office:value-type="string">
            <text:p>South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654.27">
            <text:p>3.654,27 €</text:p>
          </table:table-cell>
          <table:table-cell office:value-type="float" office:value="363">
            <text:p>36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22">
            <text:p>22.02.2006</text:p>
          </table:table-cell>
          <table:table-cell office:value-type="string">
            <text:p>Sou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0577.05">
            <text:p>10.577,05 €</text:p>
          </table:table-cell>
          <table:table-cell office:value-type="float" office:value="370">
            <text:p>37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8-12">
            <text:p>12.08.2006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2754.69">
            <text:p>12.754,69 €</text:p>
          </table:table-cell>
          <table:table-cell office:value-type="float" office:value="349">
            <text:p>34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3-02">
            <text:p>02.03.2006</text:p>
          </table:table-cell>
          <table:table-cell office:value-type="string">
            <text:p>South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46223.39">
            <text:p>46.223,39 €</text:p>
          </table:table-cell>
          <table:table-cell office:value-type="float" office:value="359">
            <text:p>35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5-26">
            <text:p>26.05.2007</text:p>
          </table:table-cell>
          <table:table-cell office:value-type="string">
            <text:p>West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3243.93">
            <text:p>23.243,93 €</text:p>
          </table:table-cell>
          <table:table-cell office:value-type="float" office:value="444">
            <text:p>44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31">
            <text:p>31.01.2007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1057.96">
            <text:p>41.057,96 €</text:p>
          </table:table-cell>
          <table:table-cell office:value-type="float" office:value="14">
            <text:p>1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06">
            <text:p>06.01.2007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1678.46">
            <text:p>21.678,46 €</text:p>
          </table:table-cell>
          <table:table-cell office:value-type="float" office:value="285">
            <text:p>28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5-27">
            <text:p>27.05.2006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11228.82">
            <text:p>11.228,82 €</text:p>
          </table:table-cell>
          <table:table-cell office:value-type="float" office:value="481">
            <text:p>48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5-26">
            <text:p>26.05.2007</text:p>
          </table:table-cell>
          <table:table-cell office:value-type="string">
            <text:p>East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22790.12">
            <text:p>22.790,12 €</text:p>
          </table:table-cell>
          <table:table-cell office:value-type="float" office:value="118">
            <text:p>11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06">
            <text:p>06.04.2007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564.46">
            <text:p>564,46 €</text:p>
          </table:table-cell>
          <table:table-cell office:value-type="float" office:value="290">
            <text:p>29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9-29">
            <text:p>29.09.2007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5824.41">
            <text:p>45.824,41 €</text:p>
          </table:table-cell>
          <table:table-cell office:value-type="float" office:value="112">
            <text:p>11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04">
            <text:p>04.04.2007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272.57">
            <text:p>1.272,57 €</text:p>
          </table:table-cell>
          <table:table-cell office:value-type="float" office:value="423">
            <text:p>42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24">
            <text:p>24.09.2006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4884.72">
            <text:p>4.884,72 €</text:p>
          </table:table-cell>
          <table:table-cell office:value-type="float" office:value="174">
            <text:p>17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03">
            <text:p>03.04.2007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8129.16">
            <text:p>28.129,16 €</text:p>
          </table:table-cell>
          <table:table-cell office:value-type="float" office:value="145">
            <text:p>14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11">
            <text:p>11.04.2006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149.22">
            <text:p>1.149,22 €</text:p>
          </table:table-cell>
          <table:table-cell office:value-type="float" office:value="237">
            <text:p>23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15">
            <text:p>15.04.2007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42783.33">
            <text:p>42.783,33 €</text:p>
          </table:table-cell>
          <table:table-cell office:value-type="float" office:value="384">
            <text:p>38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17">
            <text:p>17.02.2006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3371.14">
            <text:p>43.371,14 €</text:p>
          </table:table-cell>
          <table:table-cell office:value-type="float" office:value="15">
            <text:p>1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1-05">
            <text:p>05.01.2006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6657.7">
            <text:p>16.657,70 €</text:p>
          </table:table-cell>
          <table:table-cell office:value-type="float" office:value="471">
            <text:p>47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8-10">
            <text:p>10.08.2006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0249.34">
            <text:p>40.249,34 €</text:p>
          </table:table-cell>
          <table:table-cell office:value-type="float" office:value="324">
            <text:p>32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0-11">
            <text:p>11.10.2006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9369.45">
            <text:p>9.369,45 €</text:p>
          </table:table-cell>
          <table:table-cell office:value-type="float" office:value="204">
            <text:p>20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11">
            <text:p>11.04.2007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47208.66">
            <text:p>47.208,66 €</text:p>
          </table:table-cell>
          <table:table-cell office:value-type="float" office:value="305">
            <text:p>30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05">
            <text:p>05.07.2007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28200.73">
            <text:p>28.200,73 €</text:p>
          </table:table-cell>
          <table:table-cell office:value-type="float" office:value="138">
            <text:p>13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11">
            <text:p>11.06.2007</text:p>
          </table:table-cell>
          <table:table-cell office:value-type="string">
            <text:p>North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6356.99">
            <text:p>36.356,99 €</text:p>
          </table:table-cell>
          <table:table-cell office:value-type="float" office:value="169">
            <text:p>16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8-22">
            <text:p>22.08.2006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8349.97">
            <text:p>28.349,97 €</text:p>
          </table:table-cell>
          <table:table-cell office:value-type="float" office:value="189">
            <text:p>18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17">
            <text:p>17.09.2006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9135.34">
            <text:p>19.135,34 €</text:p>
          </table:table-cell>
          <table:table-cell office:value-type="float" office:value="106">
            <text:p>10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9-03">
            <text:p>03.09.2007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3181.49">
            <text:p>23.181,49 €</text:p>
          </table:table-cell>
          <table:table-cell office:value-type="float" office:value="320">
            <text:p>32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15">
            <text:p>15.06.2007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7620.53">
            <text:p>27.620,53 €</text:p>
          </table:table-cell>
          <table:table-cell office:value-type="float" office:value="97">
            <text:p>9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22">
            <text:p>22.11.2006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2454.29">
            <text:p>2.454,29 €</text:p>
          </table:table-cell>
          <table:table-cell office:value-type="float" office:value="298">
            <text:p>29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24">
            <text:p>24.09.2006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24781.98">
            <text:p>24.781,98 €</text:p>
          </table:table-cell>
          <table:table-cell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09">
            <text:p>09.06.2007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9206.5">
            <text:p>9.206,50 €</text:p>
          </table:table-cell>
          <table:table-cell office:value-type="float" office:value="240">
            <text:p>24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25">
            <text:p>25.06.2007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482.72">
            <text:p>1.482,72 €</text:p>
          </table:table-cell>
          <table:table-cell office:value-type="float" office:value="214">
            <text:p>21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11">
            <text:p>11.03.2007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13435.4">
            <text:p>13.435,40 €</text:p>
          </table:table-cell>
          <table:table-cell office:value-type="float" office:value="330">
            <text:p>33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15">
            <text:p>15.02.2006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1012.58">
            <text:p>11.012,58 €</text:p>
          </table:table-cell>
          <table:table-cell office:value-type="float" office:value="190">
            <text:p>19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06">
            <text:p>06.07.2007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3383.32">
            <text:p>43.383,32 €</text:p>
          </table:table-cell>
          <table:table-cell office:value-type="float" office:value="211">
            <text:p>21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29">
            <text:p>29.04.2006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8699.81">
            <text:p>18.699,81 €</text:p>
          </table:table-cell>
          <table:table-cell office:value-type="float" office:value="310">
            <text:p>31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11">
            <text:p>11.07.2007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6133.44">
            <text:p>6.133,44 €</text:p>
          </table:table-cell>
          <table:table-cell office:value-type="float" office:value="93">
            <text:p>9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3-25">
            <text:p>25.03.2006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6416.38">
            <text:p>36.416,38 €</text:p>
          </table:table-cell>
          <table:table-cell office:value-type="float" office:value="68">
            <text:p>6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3-02">
            <text:p>02.03.2006</text:p>
          </table:table-cell>
          <table:table-cell office:value-type="string">
            <text:p>East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46051.31">
            <text:p>46.051,31 €</text:p>
          </table:table-cell>
          <table:table-cell office:value-type="float" office:value="122">
            <text:p>12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12">
            <text:p>12.09.2006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4933.45">
            <text:p>4.933,45 €</text:p>
          </table:table-cell>
          <table:table-cell office:value-type="float" office:value="83">
            <text:p>8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3-23">
            <text:p>23.03.2006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0752.58">
            <text:p>20.752,58 €</text:p>
          </table:table-cell>
          <table:table-cell office:value-type="float" office:value="154">
            <text:p>15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05">
            <text:p>05.06.2007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866.44">
            <text:p>4.866,44 €</text:p>
          </table:table-cell>
          <table:table-cell office:value-type="float" office:value="415">
            <text:p>41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6-10">
            <text:p>10.06.2006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7586.21">
            <text:p>7.586,21 €</text:p>
          </table:table-cell>
          <table:table-cell office:value-type="float" office:value="200">
            <text:p>20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01">
            <text:p>01.01.2007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9853.7">
            <text:p>9.853,70 €</text:p>
          </table:table-cell>
          <table:table-cell office:value-type="float" office:value="338">
            <text:p>33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08">
            <text:p>08.06.2007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0582.02">
            <text:p>20.582,02 €</text:p>
          </table:table-cell>
          <table:table-cell office:value-type="float" office:value="271">
            <text:p>27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10">
            <text:p>10.02.2007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13945.54">
            <text:p>13.945,54 €</text:p>
          </table:table-cell>
          <table:table-cell office:value-type="float" office:value="56">
            <text:p>5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0-07">
            <text:p>07.10.2006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7135.57">
            <text:p>47.135,57 €</text:p>
          </table:table-cell>
          <table:table-cell office:value-type="float" office:value="476">
            <text:p>47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1-06">
            <text:p>06.01.2006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2172.97">
            <text:p>12.172,97 €</text:p>
          </table:table-cell>
          <table:table-cell office:value-type="float" office:value="105">
            <text:p>10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31">
            <text:p>31.03.2007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4028.59">
            <text:p>34.028,59 €</text:p>
          </table:table-cell>
          <table:table-cell office:value-type="float" office:value="473">
            <text:p>47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06">
            <text:p>06.06.2007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9937.46">
            <text:p>9.937,46 €</text:p>
          </table:table-cell>
          <table:table-cell office:value-type="float" office:value="308">
            <text:p>30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9-05">
            <text:p>05.09.2007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6785.21">
            <text:p>6.785,21 €</text:p>
          </table:table-cell>
          <table:table-cell office:value-type="float" office:value="29">
            <text:p>2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8-07">
            <text:p>07.08.2006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0676.44">
            <text:p>20.676,44 €</text:p>
          </table:table-cell>
          <table:table-cell office:value-type="float" office:value="153">
            <text:p>15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07">
            <text:p>07.04.2007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7482.66">
            <text:p>7.482,66 €</text:p>
          </table:table-cell>
          <table:table-cell office:value-type="float" office:value="307">
            <text:p>30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27">
            <text:p>27.01.2007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0921.21">
            <text:p>10.921,21 €</text:p>
          </table:table-cell>
          <table:table-cell office:value-type="float" office:value="241">
            <text:p>24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22">
            <text:p>22.11.2006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6011.31">
            <text:p>36.011,31 €</text:p>
          </table:table-cell>
          <table:table-cell office:value-type="float" office:value="246">
            <text:p>24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05">
            <text:p>05.02.2007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8635.55">
            <text:p>48.635,55 €</text:p>
          </table:table-cell>
          <table:table-cell office:value-type="float" office:value="101">
            <text:p>10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01">
            <text:p>01.06.2007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7978.81">
            <text:p>37.978,81 €</text:p>
          </table:table-cell>
          <table:table-cell office:value-type="float" office:value="395">
            <text:p>39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7-06">
            <text:p>06.07.2006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38755.45">
            <text:p>38.755,45 €</text:p>
          </table:table-cell>
          <table:table-cell office:value-type="float" office:value="257">
            <text:p>25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8-10">
            <text:p>10.08.2006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576.61">
            <text:p>3.576,61 €</text:p>
          </table:table-cell>
          <table:table-cell office:value-type="float" office:value="72">
            <text:p>7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17">
            <text:p>17.09.2006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3097.33">
            <text:p>13.097,33 €</text:p>
          </table:table-cell>
          <table:table-cell office:value-type="float" office:value="270">
            <text:p>27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13">
            <text:p>13.07.2007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2904.74">
            <text:p>32.904,74 €</text:p>
          </table:table-cell>
          <table:table-cell office:value-type="float" office:value="245">
            <text:p>24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07">
            <text:p>07.02.2006</text:p>
          </table:table-cell>
          <table:table-cell office:value-type="string">
            <text:p>East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23469.31">
            <text:p>23.469,31 €</text:p>
          </table:table-cell>
          <table:table-cell office:value-type="float" office:value="119">
            <text:p>11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13">
            <text:p>13.02.2007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0089.44">
            <text:p>40.089,44 €</text:p>
          </table:table-cell>
          <table:table-cell office:value-type="float" office:value="342">
            <text:p>34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7-22">
            <text:p>22.07.2006</text:p>
          </table:table-cell>
          <table:table-cell office:value-type="string">
            <text:p>Sou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4624.02">
            <text:p>34.624,02 €</text:p>
          </table:table-cell>
          <table:table-cell office:value-type="float" office:value="372">
            <text:p>37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21">
            <text:p>21.02.2006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4589.7">
            <text:p>14.589,70 €</text:p>
          </table:table-cell>
          <table:table-cell office:value-type="float" office:value="76">
            <text:p>7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31">
            <text:p>31.03.2007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18462.25">
            <text:p>18.462,25 €</text:p>
          </table:table-cell>
          <table:table-cell office:value-type="float" office:value="177">
            <text:p>17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03">
            <text:p>03.02.2007</text:p>
          </table:table-cell>
          <table:table-cell office:value-type="string">
            <text:p>South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48326.42">
            <text:p>48.326,42 €</text:p>
          </table:table-cell>
          <table:table-cell office:value-type="float" office:value="360">
            <text:p>36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6-05">
            <text:p>05.06.2006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41272.68">
            <text:p>41.272,68 €</text:p>
          </table:table-cell>
          <table:table-cell office:value-type="float" office:value="228">
            <text:p>22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18">
            <text:p>18.11.2006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17222.67">
            <text:p>17.222,67 €</text:p>
          </table:table-cell>
          <table:table-cell office:value-type="float" office:value="450">
            <text:p>45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7-23">
            <text:p>23.07.2006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1947.29">
            <text:p>41.947,29 €</text:p>
          </table:table-cell>
          <table:table-cell office:value-type="float" office:value="70">
            <text:p>7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07">
            <text:p>07.04.2007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5472.23">
            <text:p>35.472,23 €</text:p>
          </table:table-cell>
          <table:table-cell office:value-type="float" office:value="265">
            <text:p>26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2-29">
            <text:p>29.12.2006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699.99">
            <text:p>699,99 €</text:p>
          </table:table-cell>
          <table:table-cell office:value-type="float" office:value="378">
            <text:p>37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2-03">
            <text:p>03.12.2006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5463.5">
            <text:p>45.463,50 €</text:p>
          </table:table-cell>
          <table:table-cell office:value-type="float" office:value="272">
            <text:p>27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24">
            <text:p>24.02.2007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2700.69">
            <text:p>32.700,69 €</text:p>
          </table:table-cell>
          <table:table-cell office:value-type="float" office:value="220">
            <text:p>22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7-19">
            <text:p>19.07.2006</text:p>
          </table:table-cell>
          <table:table-cell office:value-type="string">
            <text:p>East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2573.07">
            <text:p>2.573,07 €</text:p>
          </table:table-cell>
          <table:table-cell office:value-type="float" office:value="114">
            <text:p>11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2-04">
            <text:p>04.12.2006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3469.71">
            <text:p>33.469,71 €</text:p>
          </table:table-cell>
          <table:table-cell office:value-type="float" office:value="51">
            <text:p>5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08">
            <text:p>08.07.2007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40162.54">
            <text:p>40.162,54 €</text:p>
          </table:table-cell>
          <table:table-cell office:value-type="float" office:value="35">
            <text:p>3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28">
            <text:p>28.04.2007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3984.43">
            <text:p>33.984,43 €</text:p>
          </table:table-cell>
          <table:table-cell office:value-type="float" office:value="392">
            <text:p>39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6-04">
            <text:p>04.06.2006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7732.51">
            <text:p>47.732,51 €</text:p>
          </table:table-cell>
          <table:table-cell office:value-type="float" office:value="113">
            <text:p>11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6-03">
            <text:p>03.06.2006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4860.05">
            <text:p>34.860,05 €</text:p>
          </table:table-cell>
          <table:table-cell office:value-type="float" office:value="294">
            <text:p>29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01">
            <text:p>01.03.2007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1180.5">
            <text:p>21.180,50 €</text:p>
          </table:table-cell>
          <table:table-cell office:value-type="float" office:value="19">
            <text:p>1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6-28">
            <text:p>28.06.2006</text:p>
          </table:table-cell>
          <table:table-cell office:value-type="string">
            <text:p>Sou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5800.05">
            <text:p>45.800,05 €</text:p>
          </table:table-cell>
          <table:table-cell office:value-type="float" office:value="377">
            <text:p>37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11">
            <text:p>11.06.2007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7180.03">
            <text:p>17.180,03 €</text:p>
          </table:table-cell>
          <table:table-cell office:value-type="float" office:value="187">
            <text:p>18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05">
            <text:p>05.09.2006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4336.5">
            <text:p>4.336,50 €</text:p>
          </table:table-cell>
          <table:table-cell office:value-type="float" office:value="134">
            <text:p>13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19">
            <text:p>19.11.2006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396.92">
            <text:p>3.396,92 €</text:p>
          </table:table-cell>
          <table:table-cell office:value-type="float" office:value="203">
            <text:p>20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1-22">
            <text:p>22.01.2006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8615.65">
            <text:p>8.615,65 €</text:p>
          </table:table-cell>
          <table:table-cell office:value-type="float" office:value="144">
            <text:p>14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14">
            <text:p>14.09.2006</text:p>
          </table:table-cell>
          <table:table-cell office:value-type="string">
            <text:p>East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9419.7">
            <text:p>9.419,70 €</text:p>
          </table:table-cell>
          <table:table-cell office:value-type="float" office:value="115">
            <text:p>11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3-26">
            <text:p>26.03.2006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1399.37">
            <text:p>11.399,37 €</text:p>
          </table:table-cell>
          <table:table-cell office:value-type="float" office:value="151">
            <text:p>15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13">
            <text:p>13.06.2007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5617.2">
            <text:p>5.617,20 €</text:p>
          </table:table-cell>
          <table:table-cell office:value-type="float" office:value="17">
            <text:p>1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20">
            <text:p>20.09.2006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7458.3">
            <text:p>7.458,30 €</text:p>
          </table:table-cell>
          <table:table-cell office:value-type="float" office:value="62">
            <text:p>6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21">
            <text:p>21.04.2006</text:p>
          </table:table-cell>
          <table:table-cell office:value-type="string">
            <text:p>North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18702.86">
            <text:p>18.702,86 €</text:p>
          </table:table-cell>
          <table:table-cell office:value-type="float" office:value="163">
            <text:p>16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6-22">
            <text:p>22.06.2006</text:p>
          </table:table-cell>
          <table:table-cell office:value-type="string">
            <text:p>South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48860.93">
            <text:p>48.860,93 €</text:p>
          </table:table-cell>
          <table:table-cell office:value-type="float" office:value="362">
            <text:p>36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11">
            <text:p>11.01.2007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7869.57">
            <text:p>47.869,57 €</text:p>
          </table:table-cell>
          <table:table-cell office:value-type="float" office:value="408">
            <text:p>40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1-12">
            <text:p>12.01.2006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1795.31">
            <text:p>11.795,31 €</text:p>
          </table:table-cell>
          <table:table-cell office:value-type="float" office:value="104">
            <text:p>10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23">
            <text:p>23.09.2006</text:p>
          </table:table-cell>
          <table:table-cell office:value-type="string">
            <text:p>East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3012.46">
            <text:p>23.012,46 €</text:p>
          </table:table-cell>
          <table:table-cell office:value-type="float" office:value="127">
            <text:p>12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15">
            <text:p>15.04.2006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49564.48">
            <text:p>49.564,48 €</text:p>
          </table:table-cell>
          <table:table-cell office:value-type="float" office:value="259">
            <text:p>25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14">
            <text:p>14.01.2007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7685.2">
            <text:p>7.685,20 €</text:p>
          </table:table-cell>
          <table:table-cell office:value-type="float" office:value="47">
            <text:p>4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6-29">
            <text:p>29.06.2006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8493.52">
            <text:p>38.493,52 €</text:p>
          </table:table-cell>
          <table:table-cell office:value-type="float" office:value="497">
            <text:p>49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5-25">
            <text:p>25.05.2007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21.31">
            <text:p>421,31 €</text:p>
          </table:table-cell>
          <table:table-cell office:value-type="float" office:value="213">
            <text:p>21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0-25">
            <text:p>25.10.2006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8209.46">
            <text:p>18.209,46 €</text:p>
          </table:table-cell>
          <table:table-cell office:value-type="float" office:value="403">
            <text:p>40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27">
            <text:p>27.09.2006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9263.66">
            <text:p>29.263,66 €</text:p>
          </table:table-cell>
          <table:table-cell office:value-type="float" office:value="21">
            <text:p>2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7-25">
            <text:p>25.07.2006</text:p>
          </table:table-cell>
          <table:table-cell office:value-type="string">
            <text:p>West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398.44">
            <text:p>3.398,44 €</text:p>
          </table:table-cell>
          <table:table-cell office:value-type="float" office:value="436">
            <text:p>43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19">
            <text:p>19.07.2007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1308.82">
            <text:p>31.308,82 €</text:p>
          </table:table-cell>
          <table:table-cell office:value-type="float" office:value="110">
            <text:p>11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5-12">
            <text:p>12.05.2006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5385.73">
            <text:p>5.385,73 €</text:p>
          </table:table-cell>
          <table:table-cell office:value-type="float" office:value="135">
            <text:p>13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7-31">
            <text:p>31.07.2006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8818.18">
            <text:p>8.818,18 €</text:p>
          </table:table-cell>
          <table:table-cell office:value-type="float" office:value="184">
            <text:p>18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06">
            <text:p>06.07.2007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8994.94">
            <text:p>48.994,94 €</text:p>
          </table:table-cell>
          <table:table-cell office:value-type="float" office:value="477">
            <text:p>47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2-07">
            <text:p>07.12.2006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0187.61">
            <text:p>20.187,61 €</text:p>
          </table:table-cell>
          <table:table-cell office:value-type="float" office:value="207">
            <text:p>20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5-22">
            <text:p>22.05.2006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5171.83">
            <text:p>25.171,83 €</text:p>
          </table:table-cell>
          <table:table-cell office:value-type="float" office:value="286">
            <text:p>28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01">
            <text:p>01.02.2006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47601.55">
            <text:p>47.601,55 €</text:p>
          </table:table-cell>
          <table:table-cell office:value-type="float" office:value="229">
            <text:p>22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0-24">
            <text:p>24.10.2006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4917.11">
            <text:p>14.917,11 €</text:p>
          </table:table-cell>
          <table:table-cell office:value-type="float" office:value="218">
            <text:p>21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7-27">
            <text:p>27.07.2006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2943.22">
            <text:p>42.943,22 €</text:p>
          </table:table-cell>
          <table:table-cell office:value-type="float" office:value="81">
            <text:p>8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22">
            <text:p>22.11.2006</text:p>
          </table:table-cell>
          <table:table-cell office:value-type="string">
            <text:p>North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2615.81">
            <text:p>42.615,81 €</text:p>
          </table:table-cell>
          <table:table-cell office:value-type="float" office:value="171">
            <text:p>17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14">
            <text:p>14.07.2007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6596.49">
            <text:p>46.596,49 €</text:p>
          </table:table-cell>
          <table:table-cell office:value-type="float" office:value="250">
            <text:p>25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29">
            <text:p>29.06.2007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36358.52">
            <text:p>36.358,52 €</text:p>
          </table:table-cell>
          <table:table-cell office:value-type="float" office:value="382">
            <text:p>38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09">
            <text:p>09.03.2007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919.74">
            <text:p>4.919,74 €</text:p>
          </table:table-cell>
          <table:table-cell office:value-type="float" office:value="91">
            <text:p>9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15">
            <text:p>15.11.2006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2664.14">
            <text:p>32.664,14 €</text:p>
          </table:table-cell>
          <table:table-cell office:value-type="float" office:value="43">
            <text:p>4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9-23">
            <text:p>23.09.2007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34989.49">
            <text:p>34.989,49 €</text:p>
          </table:table-cell>
          <table:table-cell office:value-type="float" office:value="452">
            <text:p>45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19">
            <text:p>19.02.2007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8939.71">
            <text:p>38.939,71 €</text:p>
          </table:table-cell>
          <table:table-cell office:value-type="float" office:value="341">
            <text:p>34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01">
            <text:p>01.06.2007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4857.72">
            <text:p>14.857,72 €</text:p>
          </table:table-cell>
          <table:table-cell office:value-type="float" office:value="95">
            <text:p>9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5-15">
            <text:p>15.05.2007</text:p>
          </table:table-cell>
          <table:table-cell office:value-type="string">
            <text:p>Sou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7228.05">
            <text:p>37.228,05 €</text:p>
          </table:table-cell>
          <table:table-cell office:value-type="float" office:value="374">
            <text:p>37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8-05">
            <text:p>05.08.2006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5199.94">
            <text:p>5.199,94 €</text:p>
          </table:table-cell>
          <table:table-cell office:value-type="float" office:value="183">
            <text:p>18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6-13">
            <text:p>13.06.2006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5310">
            <text:p>15.310,00 €</text:p>
          </table:table-cell>
          <table:table-cell office:value-type="float" office:value="63">
            <text:p>6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5-12">
            <text:p>12.05.2006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10435.42">
            <text:p>10.435,42 €</text:p>
          </table:table-cell>
          <table:table-cell office:value-type="float" office:value="224">
            <text:p>22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8-15">
            <text:p>15.08.2006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22354.6">
            <text:p>22.354,60 €</text:p>
          </table:table-cell>
          <table:table-cell office:value-type="float" office:value="300">
            <text:p>30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3-08">
            <text:p>08.03.2006</text:p>
          </table:table-cell>
          <table:table-cell office:value-type="string">
            <text:p>East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48187.84">
            <text:p>48.187,84 €</text:p>
          </table:table-cell>
          <table:table-cell office:value-type="float" office:value="123">
            <text:p>12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28">
            <text:p>28.04.2006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49613.21">
            <text:p>49.613,21 €</text:p>
          </table:table-cell>
          <table:table-cell office:value-type="float" office:value="142">
            <text:p>14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18">
            <text:p>18.04.2007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0394.01">
            <text:p>40.394,01 €</text:p>
          </table:table-cell>
          <table:table-cell office:value-type="float" office:value="406">
            <text:p>40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10">
            <text:p>10.07.2007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1129.83">
            <text:p>11.129,83 €</text:p>
          </table:table-cell>
          <table:table-cell office:value-type="float" office:value="317">
            <text:p>31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1-15">
            <text:p>15.01.2006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10909.02">
            <text:p>10.909,02 €</text:p>
          </table:table-cell>
          <table:table-cell office:value-type="float" office:value="252">
            <text:p>25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01">
            <text:p>01.02.2007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29015.44">
            <text:p>29.015,44 €</text:p>
          </table:table-cell>
          <table:table-cell office:value-type="float" office:value="332">
            <text:p>33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3-10">
            <text:p>10.03.2006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8417.38">
            <text:p>38.417,38 €</text:p>
          </table:table-cell>
          <table:table-cell office:value-type="float" office:value="467">
            <text:p>46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28">
            <text:p>28.08.2007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4741.68">
            <text:p>44.741,68 €</text:p>
          </table:table-cell>
          <table:table-cell office:value-type="float" office:value="500">
            <text:p>50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12">
            <text:p>12.01.2007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8535.34">
            <text:p>18.535,34 €</text:p>
          </table:table-cell>
          <table:table-cell office:value-type="float" office:value="339">
            <text:p>33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19">
            <text:p>19.11.2006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4403.51">
            <text:p>4.403,51 €</text:p>
          </table:table-cell>
          <table:table-cell office:value-type="float" office:value="199">
            <text:p>19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17">
            <text:p>17.04.2007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44635.08">
            <text:p>44.635,08 €</text:p>
          </table:table-cell>
          <table:table-cell office:value-type="float" office:value="457">
            <text:p>45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22">
            <text:p>22.02.2006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8145.2">
            <text:p>48.145,20 €</text:p>
          </table:table-cell>
          <table:table-cell office:value-type="float" office:value="100">
            <text:p>10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0-30">
            <text:p>30.10.2006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35434.16">
            <text:p>35.434,16 €</text:p>
          </table:table-cell>
          <table:table-cell office:value-type="float" office:value="89">
            <text:p>8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18">
            <text:p>18.07.2007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1679.28">
            <text:p>41.679,28 €</text:p>
          </table:table-cell>
          <table:table-cell office:value-type="float" office:value="249">
            <text:p>24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15">
            <text:p>15.06.2007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9322.24">
            <text:p>9.322,24 €</text:p>
          </table:table-cell>
          <table:table-cell office:value-type="float" office:value="18">
            <text:p>1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11">
            <text:p>11.04.2006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050.24">
            <text:p>1.050,24 €</text:p>
          </table:table-cell>
          <table:table-cell office:value-type="float" office:value="182">
            <text:p>18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22">
            <text:p>22.02.2006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7094.34">
            <text:p>7.094,34 €</text:p>
          </table:table-cell>
          <table:table-cell office:value-type="float" office:value="493">
            <text:p>49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26">
            <text:p>26.06.2007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6732.72">
            <text:p>26.732,72 €</text:p>
          </table:table-cell>
          <table:table-cell office:value-type="float" office:value="50">
            <text:p>5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03">
            <text:p>03.03.2007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34876.81">
            <text:p>34.876,81 €</text:p>
          </table:table-cell>
          <table:table-cell office:value-type="float" office:value="88">
            <text:p>8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3-22">
            <text:p>22.03.2006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41590.95">
            <text:p>41.590,95 €</text:p>
          </table:table-cell>
          <table:table-cell office:value-type="float" office:value="180">
            <text:p>18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02">
            <text:p>02.03.2007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4496.4">
            <text:p>4.496,40 €</text:p>
          </table:table-cell>
          <table:table-cell office:value-type="float" office:value="54">
            <text:p>5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17">
            <text:p>17.06.2007</text:p>
          </table:table-cell>
          <table:table-cell office:value-type="string">
            <text:p>North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2031.35">
            <text:p>12.031,35 €</text:p>
          </table:table-cell>
          <table:table-cell office:value-type="float" office:value="164">
            <text:p>16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15">
            <text:p>15.07.2007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0922.43">
            <text:p>40.922,43 €</text:p>
          </table:table-cell>
          <table:table-cell office:value-type="float" office:value="69">
            <text:p>6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27">
            <text:p>27.06.2007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5189.28">
            <text:p>5.189,28 €</text:p>
          </table:table-cell>
          <table:table-cell office:value-type="float" office:value="175">
            <text:p>17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29">
            <text:p>29.07.2007</text:p>
          </table:table-cell>
          <table:table-cell office:value-type="string">
            <text:p>West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6945.51">
            <text:p>16.945,51 €</text:p>
          </table:table-cell>
          <table:table-cell office:value-type="float" office:value="443">
            <text:p>44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2-04">
            <text:p>04.12.2006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21011.46">
            <text:p>21.011,46 €</text:p>
          </table:table-cell>
          <table:table-cell office:value-type="float" office:value="277">
            <text:p>27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5-14">
            <text:p>14.05.2007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8041.54">
            <text:p>8.041,54 €</text:p>
          </table:table-cell>
          <table:table-cell office:value-type="float" office:value="30">
            <text:p>3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09">
            <text:p>09.03.2007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1946.48">
            <text:p>21.946,48 €</text:p>
          </table:table-cell>
          <table:table-cell office:value-type="float" office:value="108">
            <text:p>10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7-07">
            <text:p>07.07.2006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2424.24">
            <text:p>12.424,24 €</text:p>
          </table:table-cell>
          <table:table-cell office:value-type="float" office:value="386">
            <text:p>38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5-24">
            <text:p>24.05.2006</text:p>
          </table:table-cell>
          <table:table-cell office:value-type="string">
            <text:p>North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7895.46">
            <text:p>47.895,46 €</text:p>
          </table:table-cell>
          <table:table-cell office:value-type="float" office:value="167">
            <text:p>16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18">
            <text:p>18.11.2006</text:p>
          </table:table-cell>
          <table:table-cell office:value-type="string">
            <text:p>South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4485.44">
            <text:p>34.485,44 €</text:p>
          </table:table-cell>
          <table:table-cell office:value-type="float" office:value="368">
            <text:p>36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23">
            <text:p>23.04.2007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8421.54">
            <text:p>28.421,54 €</text:p>
          </table:table-cell>
          <table:table-cell office:value-type="float" office:value="496">
            <text:p>49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17">
            <text:p>17.09.2006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1311.05">
            <text:p>11.311,05 €</text:p>
          </table:table-cell>
          <table:table-cell office:value-type="float" office:value="494">
            <text:p>49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26">
            <text:p>26.06.2007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17449.57">
            <text:p>17.449,57 €</text:p>
          </table:table-cell>
          <table:table-cell office:value-type="float" office:value="379">
            <text:p>37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9-19">
            <text:p>19.09.2007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4032.34">
            <text:p>14.032,34 €</text:p>
          </table:table-cell>
          <table:table-cell office:value-type="float" office:value="425">
            <text:p>42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02">
            <text:p>02.01.2007</text:p>
          </table:table-cell>
          <table:table-cell office:value-type="string">
            <text:p>South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16697.29">
            <text:p>16.697,29 €</text:p>
          </table:table-cell>
          <table:table-cell office:value-type="float" office:value="357">
            <text:p>35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5-08">
            <text:p>08.05.2006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4009.2">
            <text:p>44.009,20 €</text:p>
          </table:table-cell>
          <table:table-cell office:value-type="float" office:value="468">
            <text:p>46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05">
            <text:p>05.11.2006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43055.91">
            <text:p>43.055,91 €</text:p>
          </table:table-cell>
          <table:table-cell office:value-type="float" office:value="61">
            <text:p>6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2-16">
            <text:p>16.12.2006</text:p>
          </table:table-cell>
          <table:table-cell office:value-type="string">
            <text:p>North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15693.75">
            <text:p>15.693,75 €</text:p>
          </table:table-cell>
          <table:table-cell office:value-type="float" office:value="161">
            <text:p>16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23">
            <text:p>23.08.2007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4297.72">
            <text:p>24.297,72 €</text:p>
          </table:table-cell>
          <table:table-cell office:value-type="float" office:value="352">
            <text:p>35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14">
            <text:p>14.11.2006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37729.06">
            <text:p>37.729,06 €</text:p>
          </table:table-cell>
          <table:table-cell office:value-type="float" office:value="304">
            <text:p>30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11">
            <text:p>11.02.2007</text:p>
          </table:table-cell>
          <table:table-cell office:value-type="string">
            <text:p>North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9069.56">
            <text:p>49.069,56 €</text:p>
          </table:table-cell>
          <table:table-cell office:value-type="float" office:value="172">
            <text:p>17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5-23">
            <text:p>23.05.2006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5709.38">
            <text:p>25.709,38 €</text:p>
          </table:table-cell>
          <table:table-cell office:value-type="float" office:value="429">
            <text:p>42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03">
            <text:p>03.02.2007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1175.22">
            <text:p>41.175,22 €</text:p>
          </table:table-cell>
          <table:table-cell office:value-type="float" office:value="296">
            <text:p>29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13">
            <text:p>13.08.2007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1986.78">
            <text:p>1.986,78 €</text:p>
          </table:table-cell>
          <table:table-cell office:value-type="float" office:value="478">
            <text:p>47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11">
            <text:p>11.02.2006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43901.08">
            <text:p>43.901,08 €</text:p>
          </table:table-cell>
          <table:table-cell office:value-type="float" office:value="36">
            <text:p>3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12">
            <text:p>12.09.2006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2705.25">
            <text:p>32.705,25 €</text:p>
          </table:table-cell>
          <table:table-cell office:value-type="float" office:value="209">
            <text:p>20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1-04">
            <text:p>04.01.2006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34896.6">
            <text:p>34.896,60 €</text:p>
          </table:table-cell>
          <table:table-cell office:value-type="float" office:value="412">
            <text:p>41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5-21">
            <text:p>21.05.2006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9144.07">
            <text:p>9.144,07 €</text:p>
          </table:table-cell>
          <table:table-cell office:value-type="float" office:value="223">
            <text:p>22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18">
            <text:p>18.09.2006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9993.8">
            <text:p>9.993,80 €</text:p>
          </table:table-cell>
          <table:table-cell office:value-type="float" office:value="486">
            <text:p>48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1-22">
            <text:p>22.01.2006</text:p>
          </table:table-cell>
          <table:table-cell office:value-type="string">
            <text:p>East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14722.18">
            <text:p>14.722,18 €</text:p>
          </table:table-cell>
          <table:table-cell office:value-type="float" office:value="117">
            <text:p>11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05">
            <text:p>05.02.2006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0787.61">
            <text:p>20.787,61 €</text:p>
          </table:table-cell>
          <table:table-cell office:value-type="float" office:value="188">
            <text:p>18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03">
            <text:p>03.09.2006</text:p>
          </table:table-cell>
          <table:table-cell office:value-type="string">
            <text:p>East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40156.45">
            <text:p>40.156,45 €</text:p>
          </table:table-cell>
          <table:table-cell office:value-type="float" office:value="121">
            <text:p>12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30">
            <text:p>30.09.2006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48460.43">
            <text:p>48.460,43 €</text:p>
          </table:table-cell>
          <table:table-cell office:value-type="float" office:value="181">
            <text:p>18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12">
            <text:p>12.02.2006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0534.41">
            <text:p>10.534,41 €</text:p>
          </table:table-cell>
          <table:table-cell office:value-type="float" office:value="185">
            <text:p>18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5-09">
            <text:p>09.05.2007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28838.79">
            <text:p>28.838,79 €</text:p>
          </table:table-cell>
          <table:table-cell office:value-type="float" office:value="59">
            <text:p>5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15">
            <text:p>15.11.2006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40157.97">
            <text:p>40.157,97 €</text:p>
          </table:table-cell>
          <table:table-cell office:value-type="float" office:value="383">
            <text:p>38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03">
            <text:p>03.04.2006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3922.4">
            <text:p>43.922,40 €</text:p>
          </table:table-cell>
          <table:table-cell office:value-type="float" office:value="212">
            <text:p>21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06">
            <text:p>06.04.2006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33573.27">
            <text:p>33.573,27 €</text:p>
          </table:table-cell>
          <table:table-cell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04">
            <text:p>04.01.2007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43831.03">
            <text:p>43.831,03 €</text:p>
          </table:table-cell>
          <table:table-cell office:value-type="float" office:value="8">
            <text:p>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07">
            <text:p>07.03.2007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545.13">
            <text:p>4.545,13 €</text:p>
          </table:table-cell>
          <table:table-cell office:value-type="float" office:value="396">
            <text:p>39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02">
            <text:p>02.02.2007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6227.55">
            <text:p>36.227,55 €</text:p>
          </table:table-cell>
          <table:table-cell office:value-type="float" office:value="405">
            <text:p>40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11">
            <text:p>11.09.2006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10896.84">
            <text:p>10.896,84 €</text:p>
          </table:table-cell>
          <table:table-cell office:value-type="float" office:value="329">
            <text:p>32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20">
            <text:p>20.03.2007</text:p>
          </table:table-cell>
          <table:table-cell office:value-type="string">
            <text:p>West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20000.3">
            <text:p>20.000,30 €</text:p>
          </table:table-cell>
          <table:table-cell office:value-type="float" office:value="433">
            <text:p>43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1-09">
            <text:p>09.01.2006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40998.57">
            <text:p>40.998,57 €</text:p>
          </table:table-cell>
          <table:table-cell office:value-type="float" office:value="258">
            <text:p>25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01">
            <text:p>01.04.2007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15699.84">
            <text:p>15.699,84 €</text:p>
          </table:table-cell>
          <table:table-cell office:value-type="float" office:value="448">
            <text:p>44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7-06">
            <text:p>06.07.2006</text:p>
          </table:table-cell>
          <table:table-cell office:value-type="string">
            <text:p>West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511.63">
            <text:p>4.511,63 €</text:p>
          </table:table-cell>
          <table:table-cell office:value-type="float" office:value="437">
            <text:p>43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16">
            <text:p>16.02.2006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46689.38">
            <text:p>46.689,38 €</text:p>
          </table:table-cell>
          <table:table-cell office:value-type="float" office:value="385">
            <text:p>38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9-24">
            <text:p>24.09.2007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28496.16">
            <text:p>28.496,16 €</text:p>
          </table:table-cell>
          <table:table-cell office:value-type="float" office:value="279">
            <text:p>27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30">
            <text:p>30.11.2006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9170.77">
            <text:p>29.170,77 €</text:p>
          </table:table-cell>
          <table:table-cell office:value-type="float" office:value="193">
            <text:p>19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13">
            <text:p>13.09.2006</text:p>
          </table:table-cell>
          <table:table-cell office:value-type="string">
            <text:p>North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9170.06">
            <text:p>49.170,06 €</text:p>
          </table:table-cell>
          <table:table-cell office:value-type="float" office:value="173">
            <text:p>17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28">
            <text:p>28.06.2007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17802.86">
            <text:p>17.802,86 €</text:p>
          </table:table-cell>
          <table:table-cell office:value-type="float" office:value="85">
            <text:p>8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21">
            <text:p>21.04.2006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6344">
            <text:p>16.344,00 €</text:p>
          </table:table-cell>
          <table:table-cell office:value-type="float" office:value="463">
            <text:p>46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25">
            <text:p>25.07.2007</text:p>
          </table:table-cell>
          <table:table-cell office:value-type="string">
            <text:p>Sou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2072.46">
            <text:p>12.072,46 €</text:p>
          </table:table-cell>
          <table:table-cell office:value-type="float" office:value="371">
            <text:p>37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10">
            <text:p>10.02.2006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13672.96">
            <text:p>13.672,96 €</text:p>
          </table:table-cell>
          <table:table-cell office:value-type="float" office:value="410">
            <text:p>41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10">
            <text:p>10.08.2007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9222.55">
            <text:p>29.222,55 €</text:p>
          </table:table-cell>
          <table:table-cell office:value-type="float" office:value="98">
            <text:p>9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08">
            <text:p>08.03.2007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6210.8">
            <text:p>36.210,80 €</text:p>
          </table:table-cell>
          <table:table-cell office:value-type="float" office:value="80">
            <text:p>8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04">
            <text:p>04.03.2007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4232.65">
            <text:p>34.232,65 €</text:p>
          </table:table-cell>
          <table:table-cell office:value-type="float" office:value="353">
            <text:p>35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30">
            <text:p>30.03.2007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7399.31">
            <text:p>17.399,31 €</text:p>
          </table:table-cell>
          <table:table-cell office:value-type="float" office:value="191">
            <text:p>19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10">
            <text:p>10.01.2007</text:p>
          </table:table-cell>
          <table:table-cell office:value-type="string">
            <text:p>West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8697.88">
            <text:p>8.697,88 €</text:p>
          </table:table-cell>
          <table:table-cell office:value-type="float" office:value="442">
            <text:p>44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6-05">
            <text:p>05.06.2006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1066.28">
            <text:p>21.066,28 €</text:p>
          </table:table-cell>
          <table:table-cell office:value-type="float" office:value="351">
            <text:p>35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1-27">
            <text:p>27.01.2006</text:p>
          </table:table-cell>
          <table:table-cell office:value-type="string">
            <text:p>South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5331.72">
            <text:p>25.331,72 €</text:p>
          </table:table-cell>
          <table:table-cell office:value-type="float" office:value="312">
            <text:p>31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9-06">
            <text:p>06.09.2007</text:p>
          </table:table-cell>
          <table:table-cell office:value-type="string">
            <text:p>East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2657.23">
            <text:p>12.657,23 €</text:p>
          </table:table-cell>
          <table:table-cell office:value-type="float" office:value="75">
            <text:p>7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12">
            <text:p>12.08.2007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948.71">
            <text:p>1.948,71 €</text:p>
          </table:table-cell>
          <table:table-cell office:value-type="float" office:value="470">
            <text:p>47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9-18">
            <text:p>18.09.2006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1015.21">
            <text:p>1.015,21 €</text:p>
          </table:table-cell>
          <table:table-cell office:value-type="float" office:value="133">
            <text:p>13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19">
            <text:p>19.04.2007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7010.99">
            <text:p>17.010,99 €</text:p>
          </table:table-cell>
          <table:table-cell office:value-type="float" office:value="243">
            <text:p>24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14">
            <text:p>14.04.2006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2742.51">
            <text:p>12.742,51 €</text:p>
          </table:table-cell>
          <table:table-cell office:value-type="float" office:value="230">
            <text:p>23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26">
            <text:p>26.04.2007</text:p>
          </table:table-cell>
          <table:table-cell office:value-type="string">
            <text:p>East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8736.36">
            <text:p>18.736,36 €</text:p>
          </table:table-cell>
          <table:table-cell office:value-type="float" office:value="131">
            <text:p>13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03">
            <text:p>03.01.2007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22430.74">
            <text:p>22.430,74 €</text:p>
          </table:table-cell>
          <table:table-cell office:value-type="float" office:value="255">
            <text:p>25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8-28">
            <text:p>28.08.2006</text:p>
          </table:table-cell>
          <table:table-cell office:value-type="string">
            <text:p>North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7435.86">
            <text:p>17.435,86 €</text:p>
          </table:table-cell>
          <table:table-cell office:value-type="float" office:value="165">
            <text:p>16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2-01">
            <text:p>01.12.2006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25334.77">
            <text:p>25.334,77 €</text:p>
          </table:table-cell>
          <table:table-cell office:value-type="float" office:value="33">
            <text:p>3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22">
            <text:p>22.07.2007</text:p>
          </table:table-cell>
          <table:table-cell office:value-type="string">
            <text:p>East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14298.84">
            <text:p>14.298,84 €</text:p>
          </table:table-cell>
          <table:table-cell office:value-type="float" office:value="116">
            <text:p>11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11">
            <text:p>11.11.2006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0275.53">
            <text:p>10.275,53 €</text:p>
          </table:table-cell>
          <table:table-cell office:value-type="float" office:value="461">
            <text:p>46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26">
            <text:p>26.02.2007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6436.48">
            <text:p>6.436,48 €</text:p>
          </table:table-cell>
          <table:table-cell office:value-type="float" office:value="397">
            <text:p>39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19">
            <text:p>19.11.2006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3452.55">
            <text:p>23.452,55 €</text:p>
          </table:table-cell>
          <table:table-cell office:value-type="float" office:value="472">
            <text:p>47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14">
            <text:p>14.01.2007</text:p>
          </table:table-cell>
          <table:table-cell office:value-type="string">
            <text:p>East</text:p>
          </table:table-cell>
          <table:table-cell office:value-type="string">
            <text:p>U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7726.31">
            <text:p>7.726,31 €</text:p>
          </table:table-cell>
          <table:table-cell office:value-type="float" office:value="124">
            <text:p>12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9-12">
            <text:p>12.09.2007</text:p>
          </table:table-cell>
          <table:table-cell office:value-type="string">
            <text:p>South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18017.58">
            <text:p>18.017,58 €</text:p>
          </table:table-cell>
          <table:table-cell office:value-type="float" office:value="358">
            <text:p>35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17">
            <text:p>17.07.2007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5332.84">
            <text:p>15.332,84 €</text:p>
          </table:table-cell>
          <table:table-cell office:value-type="float" office:value="401">
            <text:p>40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1-22">
            <text:p>22.01.2007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11600.39">
            <text:p>11.600,39 €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6-06">
            <text:p>06.06.2007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14473.96">
            <text:p>14.473,96 €</text:p>
          </table:table-cell>
          <table:table-cell office:value-type="float" office:value="253">
            <text:p>253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7-03">
            <text:p>03.07.2006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37132.11">
            <text:p>37.132,11 €</text:p>
          </table:table-cell>
          <table:table-cell office:value-type="float" office:value="455">
            <text:p>45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7-13">
            <text:p>13.07.2006</text:p>
          </table:table-cell>
          <table:table-cell office:value-type="string">
            <text:p>North</text:p>
          </table:table-cell>
          <table:table-cell office:value-type="string">
            <text:p>Hans</text:p>
          </table:table-cell>
          <table:table-cell office:value-type="string">
            <text:p>Books</text:p>
          </table:table-cell>
          <table:table-cell table:style-name="ce3" office:value-type="currency" office:currency="EUR" office:value="31034.71">
            <text:p>31.034,71 €</text:p>
          </table:table-cell>
          <table:table-cell office:value-type="float" office:value="178">
            <text:p>17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5-27">
            <text:p>27.05.2006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0295.73">
            <text:p>20.295,73 €</text:p>
          </table:table-cell>
          <table:table-cell office:value-type="float" office:value="244">
            <text:p>24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6-08">
            <text:p>08.06.2006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4079.25">
            <text:p>44.079,25 €</text:p>
          </table:table-cell>
          <table:table-cell office:value-type="float" office:value="407">
            <text:p>40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19">
            <text:p>19.04.2006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0187.2">
            <text:p>10.187,20 €</text:p>
          </table:table-cell>
          <table:table-cell office:value-type="float" office:value="460">
            <text:p>46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01">
            <text:p>01.07.2007</text:p>
          </table:table-cell>
          <table:table-cell office:value-type="string">
            <text:p>West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7863.07">
            <text:p>37.863,07 €</text:p>
          </table:table-cell>
          <table:table-cell office:value-type="float" office:value="394">
            <text:p>39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5-01">
            <text:p>01.05.2007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6755.97">
            <text:p>36.755,97 €</text:p>
          </table:table-cell>
          <table:table-cell office:value-type="float" office:value="157">
            <text:p>15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27">
            <text:p>27.03.2007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9883.86">
            <text:p>39.883,86 €</text:p>
          </table:table-cell>
          <table:table-cell office:value-type="float" office:value="159">
            <text:p>15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30">
            <text:p>30.04.2007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17897.28">
            <text:p>17.897,28 €</text:p>
          </table:table-cell>
          <table:table-cell office:value-type="float" office:value="31">
            <text:p>3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02">
            <text:p>02.07.2007</text:p>
          </table:table-cell>
          <table:table-cell office:value-type="string">
            <text:p>West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36465.11">
            <text:p>36.465,11 €</text:p>
          </table:table-cell>
          <table:table-cell office:value-type="float" office:value="454">
            <text:p>45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2-02">
            <text:p>02.12.2006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4299.95">
            <text:p>4.299,95 €</text:p>
          </table:table-cell>
          <table:table-cell office:value-type="float" office:value="409">
            <text:p>40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17">
            <text:p>17.07.2007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Books</text:p>
          </table:table-cell>
          <table:table-cell table:style-name="ce3" office:value-type="currency" office:currency="EUR" office:value="11837.95">
            <text:p>11.837,95 €</text:p>
          </table:table-cell>
          <table:table-cell office:value-type="float" office:value="136">
            <text:p>13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0-27">
            <text:p>27.10.2006</text:p>
          </table:table-cell>
          <table:table-cell office:value-type="string">
            <text:p>East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36684.4">
            <text:p>36.684,40 €</text:p>
          </table:table-cell>
          <table:table-cell office:value-type="float" office:value="120">
            <text:p>12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2-08">
            <text:p>08.02.2006</text:p>
          </table:table-cell>
          <table:table-cell office:value-type="string">
            <text:p>East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3952.75">
            <text:p>3.952,75 €</text:p>
          </table:table-cell>
          <table:table-cell office:value-type="float" office:value="82">
            <text:p>8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5-11">
            <text:p>11.05.2007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7944.19">
            <text:p>47.944,19 €</text:p>
          </table:table-cell>
          <table:table-cell office:value-type="float" office:value="431">
            <text:p>43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1-05">
            <text:p>05.01.2006</text:p>
          </table:table-cell>
          <table:table-cell office:value-type="string">
            <text:p>South</text:p>
          </table:table-cell>
          <table:table-cell office:value-type="string">
            <text:p>Kurt</text:p>
          </table:table-cell>
          <table:table-cell office:value-type="string">
            <text:p>Books</text:p>
          </table:table-cell>
          <table:table-cell table:style-name="ce3" office:value-type="currency" office:currency="EUR" office:value="39568.64">
            <text:p>39.568,64 €</text:p>
          </table:table-cell>
          <table:table-cell office:value-type="float" office:value="334">
            <text:p>33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4-07">
            <text:p>07.04.2006</text:p>
          </table:table-cell>
          <table:table-cell office:value-type="string">
            <text:p>North</text:p>
          </table:table-cell>
          <table:table-cell office:value-type="string">
            <text:p>Kurt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35469.19">
            <text:p>35.469,19 €</text:p>
          </table:table-cell>
          <table:table-cell office:value-type="float" office:value="210">
            <text:p>21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5-22">
            <text:p>22.05.2007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33867.17">
            <text:p>33.867,17 €</text:p>
          </table:table-cell>
          <table:table-cell office:value-type="float" office:value="22">
            <text:p>2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8-25">
            <text:p>25.08.2006</text:p>
          </table:table-cell>
          <table:table-cell office:value-type="string">
            <text:p>West</text:p>
          </table:table-cell>
          <table:table-cell office:value-type="string">
            <text:p>Hans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10861.82">
            <text:p>10.861,82 €</text:p>
          </table:table-cell>
          <table:table-cell office:value-type="float" office:value="438">
            <text:p>438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0-04">
            <text:p>04.10.2006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47501.05">
            <text:p>47.501,05 €</text:p>
          </table:table-cell>
          <table:table-cell office:value-type="float" office:value="297">
            <text:p>297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0-17">
            <text:p>17.10.2006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7880.12">
            <text:p>7.880,12 €</text:p>
          </table:table-cell>
          <table:table-cell office:value-type="float" office:value="260">
            <text:p>26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1-19">
            <text:p>19.11.2006</text:p>
          </table:table-cell>
          <table:table-cell office:value-type="string">
            <text:p>South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1288.62">
            <text:p>21.288,62 €</text:p>
          </table:table-cell>
          <table:table-cell office:value-type="float" office:value="262">
            <text:p>26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7-13">
            <text:p>13.07.2006</text:p>
          </table:table-cell>
          <table:table-cell office:value-type="string">
            <text:p>South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6098.41">
            <text:p>6.098,41 €</text:p>
          </table:table-cell>
          <table:table-cell office:value-type="float" office:value="291">
            <text:p>29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3-14">
            <text:p>14.03.2007</text:p>
          </table:table-cell>
          <table:table-cell office:value-type="string">
            <text:p>West</text:p>
          </table:table-cell>
          <table:table-cell office:value-type="string">
            <text:p>Hans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27218.51">
            <text:p>27.218,51 €</text:p>
          </table:table-cell>
          <table:table-cell office:value-type="float" office:value="445">
            <text:p>445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5-22">
            <text:p>22.05.2007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9989.24">
            <text:p>9.989,24 €</text:p>
          </table:table-cell>
          <table:table-cell office:value-type="float" office:value="11">
            <text:p>11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10-19">
            <text:p>19.10.2006</text:p>
          </table:table-cell>
          <table:table-cell office:value-type="string">
            <text:p>West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29877.36">
            <text:p>29.877,36 €</text:p>
          </table:table-cell>
          <table:table-cell office:value-type="float" office:value="484">
            <text:p>484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4-08">
            <text:p>08.04.2007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20265.28">
            <text:p>20.265,28 €</text:p>
          </table:table-cell>
          <table:table-cell office:value-type="float" office:value="419">
            <text:p>419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6-01-03">
            <text:p>03.01.2006</text:p>
          </table:table-cell>
          <table:table-cell office:value-type="string">
            <text:p>North</text:p>
          </table:table-cell>
          <table:table-cell office:value-type="string">
            <text:p>Brigitte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0031.88">
            <text:p>10.031,88 €</text:p>
          </table:table-cell>
          <table:table-cell office:value-type="float" office:value="150">
            <text:p>150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04">
            <text:p>04.07.2007</text:p>
          </table:table-cell>
          <table:table-cell office:value-type="string">
            <text:p>East</text:p>
          </table:table-cell>
          <table:table-cell office:value-type="string">
            <text:p>Brigitte</text:p>
          </table:table-cell>
          <table:table-cell office:value-type="string">
            <text:p>Computer</text:p>
          </table:table-cell>
          <table:table-cell table:style-name="ce3" office:value-type="currency" office:currency="EUR" office:value="49247.73">
            <text:p>49.247,73 €</text:p>
          </table:table-cell>
          <table:table-cell office:value-type="float" office:value="16">
            <text:p>16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7-08">
            <text:p>08.07.2007</text:p>
          </table:table-cell>
          <table:table-cell office:value-type="string">
            <text:p>North</text:p>
          </table:table-cell>
          <table:table-cell office:value-type="string">
            <text:p>Ute</text:p>
          </table:table-cell>
          <table:table-cell office:value-type="string">
            <text:p>Books</text:p>
          </table:table-cell>
          <table:table-cell table:style-name="ce3" office:value-type="currency" office:currency="EUR" office:value="7589.26">
            <text:p>7.589,26 €</text:p>
          </table:table-cell>
          <table:table-cell office:value-type="float" office:value="222">
            <text:p>22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2-10">
            <text:p>10.02.2007</text:p>
          </table:table-cell>
          <table:table-cell office:value-type="string">
            <text:p>East</text:p>
          </table:table-cell>
          <table:table-cell office:value-type="string">
            <text:p>Fritz</text:p>
          </table:table-cell>
          <table:table-cell office:value-type="string">
            <text:p>Books</text:p>
          </table:table-cell>
          <table:table-cell table:style-name="ce3" office:value-type="currency" office:currency="EUR" office:value="24151.53">
            <text:p>24.151,53 €</text:p>
          </table:table-cell>
          <table:table-cell office:value-type="float" office:value="32">
            <text:p>32</text:p>
          </table:table-cell>
          <table:table-cell table:number-columns-repeated="247"/>
        </table:table-row>
        <table:table-row table:style-name="ro1">
          <table:table-cell table:style-name="ce2" office:value-type="date" office:date-value="2007-08-06">
            <text:p>06.08.2007</text:p>
          </table:table-cell>
          <table:table-cell office:value-type="string">
            <text:p>West</text:p>
          </table:table-cell>
          <table:table-cell office:value-type="string">
            <text:p>Fritz</text:p>
          </table:table-cell>
          <table:table-cell office:value-type="string">
            <text:p>Stationery</text:p>
          </table:table-cell>
          <table:table-cell table:style-name="ce3" office:value-type="currency" office:currency="EUR" office:value="15870.4">
            <text:p>15.870,40 €</text:p>
          </table:table-cell>
          <table:table-cell office:value-type="float" office:value="427">
            <text:p>427</text:p>
          </table:table-cell>
          <table:table-cell table:number-columns-repeated="247"/>
        </table:table-row>
        <table:table-row table:style-name="ro1" table:number-rows-repeated="65034">
          <table:table-cell table:number-columns-repeated="253"/>
        </table:table-row>
        <table:table-row table:style-name="ro1">
          <table:table-cell table:number-columns-repeated="253"/>
        </table:table-row>
      </table:table>
      <table:database-ranges>
        <table:database-range table:target-range-address="Umsatzliste.A1:Umsatzliste.F50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1">11.12.2008</text:date>, <text:time>11:49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Stefan Weigel</meta:initial-creator>
    <meta:creation-date>2006-09-27T07:58:51</meta:creation-date>
    <dc:creator>Stefan Weigel</dc:creator>
    <dc:date>2008-12-11T11:49:31.46</dc:date>
    <dc:language>de-DE</dc:language>
    <meta:editing-cycles>5</meta:editing-cycles>
    <meta:editing-duration>PT01H55M05S</meta:editing-duration>
    <meta:document-statistic meta:table-count="1" meta:cell-count="3006" meta:object-count="0"/>
    <meta:user-defined meta:name="Info 1"/>
    <meta:user-defined meta:name="Info 2"/>
    <meta:user-defined meta:name="Info 3"/>
    <meta:user-defined meta:name="Info 4"/>
  </office:meta>
</office:document-meta>
</file>